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F00000020D046F5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inherit" svg:font-family="inherit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vertical-align="middle"/>
    </style:style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style:contextual-spacing="false" fo:text-align="justify" style:justify-single-word="false"/>
      <style:text-properties fo:color="#800000" loext:opacity="100%" style:font-name="Arial" fo:font-size="10pt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6" style:family="paragraph" style:parent-style-name="Quotations">
      <style:paragraph-properties fo:margin-left="2cm" fo:margin-right="2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7" style:family="paragraph" style:parent-style-name="Quotations">
      <style:paragraph-properties fo:margin-left="2cm" fo:margin-right="2cm" fo:text-align="justify" style:justify-single-word="false" fo:orphans="2" fo:widows="2" fo:text-indent="0cm" style:auto-text-indent="false"/>
    </style:style>
    <style:style style:name="P8" style:family="paragraph" style:parent-style-name="Quotations">
      <style:paragraph-properties fo:margin-left="2cm" fo:margin-right="2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9" style:family="paragraph" style:parent-style-name="Quotations">
      <style:paragraph-properties fo:margin-left="2cm" fo:margin-right="2cm" fo:text-align="center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text-align="left" style:justify-single-word="false" fo:orphans="2" fo:widows="2" fo:text-indent="0cm" style:auto-text-indent="false"/>
    </style:style>
    <style:style style:name="P13" style:family="paragraph" style:parent-style-name="Quotation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P14" style:family="paragraph" style:parent-style-name="Quotations">
      <style:paragraph-properties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5" style:family="paragraph" style:parent-style-name="Quotations">
      <style:paragraph-properties fo:text-align="center" style:justify-single-word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6" style:family="paragraph" style:parent-style-name="Quotations">
      <style:paragraph-properties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7" style:family="paragraph" style:parent-style-name="Quotations">
      <style:paragraph-properties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18" style:family="paragraph" style:parent-style-name="Quotations">
      <style:paragraph-properties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text-align="right" style:justify-single-word="false" fo:text-indent="0cm" style:auto-text-indent="false" fo:padding="0cm" fo:border="none"/>
      <style:text-properties fo:text-transform="uppercase" fo:background-color="#2f7958" loext:padding="0cm" loext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align="right" style:justify-single-word="false" fo:text-indent="0cm" style:auto-text-indent="false" fo:padding="0cm" fo:border="none"/>
    </style:style>
    <style:style style:name="P22" style:family="paragraph" style:parent-style-name="Text_20_body" style:list-style-name="L2">
      <style:paragraph-properties fo:margin-left="0cm" fo:margin-right="0cm" fo:margin-top="0cm" fo:margin-bottom="0cm" style:contextual-spacing="false" fo:line-height="100%" fo:text-align="right" style:justify-single-word="false" fo:text-indent="0cm" style:auto-text-indent="false" fo:padding="0cm" fo:border="none"/>
      <style:text-properties fo:background-color="#2f7958" loext:padding="0cm" loext:border="none"/>
    </style:style>
    <style:style style:name="P23" style:family="paragraph" style:parent-style-name="Text_20_body" style:list-style-name="L2">
      <style:paragraph-properties fo:margin-left="0cm" fo:margin-right="0cm" fo:margin-top="0cm" fo:margin-bottom="0cm" style:contextual-spacing="false" fo:line-height="100%" fo:text-align="right" style:justify-single-word="false" fo:text-indent="0cm" style:auto-text-indent="false" fo:padding="0cm" fo:border="none"/>
    </style:style>
    <style:style style:name="P24" style:family="paragraph" style:parent-style-name="Text_20_body">
      <style:paragraph-properties fo:margin-top="0cm" fo:margin-bottom="0cm" style:contextual-spacing="false" fo:text-align="right" style:justify-single-word="false"/>
      <style:text-properties fo:background-color="#2f7958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right" style:justify-single-word="false" fo:text-indent="0cm" style:auto-text-indent="false"/>
      <style:text-properties fo:background-color="#2f7958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orphans="18" fo:text-indent="0cm" style:auto-text-indent="false"/>
      <style:text-properties loext:padding="0cm" loext:border="none"/>
    </style:style>
    <style:style style:name="P29" style:family="paragraph">
      <style:paragraph-properties fo:text-align="left"/>
      <style:text-properties fo:color="#000000" style:text-line-through-style="none" style:text-line-through-type="none" style:font-name="inherit" fo:font-size="10pt" fo:font-style="normal" style:text-underline-style="none"/>
    </style:style>
    <style:style style:name="P30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31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color="#6c757d" loext:opacity="100%" loext:padding="0cm" loext:border="none"/>
    </style:style>
    <style:style style:name="P32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/>
      <style:text-properties fo:text-transform="uppercase" style:font-name="inherit" fo:font-weight="bold" loext:padding="0cm" loext:border="none"/>
    </style:style>
    <style:style style:name="P33" style:family="paragraph" style:parent-style-name="Text_20_body">
      <style:paragraph-properties fo:margin-left="0.529cm" fo:margin-right="0.529cm" fo:text-indent="0cm" style:auto-text-indent="false"/>
    </style:style>
    <style:style style:name="P34" style:family="paragraph" style:parent-style-name="Heading_20_2">
      <style:paragraph-properties fo:margin-left="0.529cm" fo:margin-right="0.529cm" fo:margin-top="0cm" fo:margin-bottom="0.247cm" style:contextual-spacing="false" fo:line-height="120%" fo:text-indent="0cm" style:auto-text-indent="false"/>
      <style:text-properties fo:color="#616161" loext:opacity="100%" style:font-name="inherit" fo:font-weight="bold"/>
    </style:style>
    <style:style style:name="P35" style:family="paragraph" style:parent-style-name="Text_20_body">
      <loext:graphic-properties draw:fill="solid" draw:fill-color="#ffffff" draw:opacity="100%"/>
      <style:paragraph-properties fo:margin-left="0.529cm" fo:margin-right="0.529cm" fo:margin-top="0cm" fo:margin-bottom="0cm" style:contextual-spacing="false" fo:text-align="left" style:justify-single-word="false" fo:text-indent="0cm" style:auto-text-indent="false" fo:background-color="#ffffff"/>
      <style:text-properties loext:padding-left="0cm" loext:padding-right="0cm" loext:padding-top="0.049cm" loext:padding-bottom="0.049cm" loext:border-left="none" loext:border-right="none" loext:border-top="0.74pt solid #cdcdcd" loext:border-bottom="0.74pt solid #cdcdcd"/>
    </style:style>
    <style:style style:name="P36" style:family="paragraph" style:parent-style-name="Text_20_body" style:list-style-name="L5">
      <style:paragraph-properties fo:margin-left="0.529cm" fo:margin-right="0.529cm" fo:margin-top="0cm" fo:margin-bottom="0cm" style:contextual-spacing="false" fo:text-indent="0cm" style:auto-text-indent="false" fo:padding="0cm" fo:border="none"/>
    </style:style>
    <style:style style:name="P37" style:family="paragraph" style:parent-style-name="Heading_20_1">
      <style:paragraph-properties fo:margin-left="0.529cm" fo:margin-right="0.529cm" fo:margin-top="0cm" fo:margin-bottom="0.247cm" style:contextual-spacing="false" fo:line-height="120%" fo:text-align="center" style:justify-single-word="false" fo:text-indent="0cm" style:auto-text-indent="false"/>
      <style:text-properties style:font-name="inherit" fo:font-weight="bold"/>
    </style:style>
    <style:style style:name="P38" style:family="paragraph" style:parent-style-name="Text_20_body">
      <style:paragraph-properties fo:margin-left="0.529cm" fo:margin-right="0.529cm" fo:margin-top="0cm" fo:margin-bottom="0cm" style:contextual-spacing="false" fo:text-indent="0cm" style:auto-text-indent="false"/>
    </style:style>
    <style:style style:name="P39" style:family="paragraph" style:parent-style-name="Text_20_body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40" style:family="paragraph" style:parent-style-name="Text_20_body" style:list-style-name="L6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41" style:family="paragraph" style:parent-style-name="Text_20_body" style:list-style-name="L7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42" style:family="paragraph" style:parent-style-name="Text_20_body" style:list-style-name="L8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43" style:family="paragraph" style:parent-style-name="Text_20_body" style:list-style-name="L9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44" style:family="paragraph" style:parent-style-name="Text_20_body" style:list-style-name="L10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45" style:family="paragraph" style:parent-style-name="Text_20_body" style:list-style-name="L11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46" style:family="paragraph" style:parent-style-name="Text_20_body" style:list-style-name="L12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47" style:family="paragraph" style:parent-style-name="Text_20_body" style:list-style-name="L13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48" style:family="paragraph" style:parent-style-name="Text_20_body" style:list-style-name="L14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49" style:family="paragraph" style:parent-style-name="Text_20_body" style:list-style-name="L15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50" style:family="paragraph" style:parent-style-name="Text_20_body" style:list-style-name="L16">
      <style:paragraph-properties fo:margin-left="0.529cm" fo:margin-right="0.529cm" fo:margin-top="0cm" fo:margin-bottom="0cm" style:contextual-spacing="false" fo:line-height="150%" fo:text-align="center" style:justify-single-word="false" fo:text-indent="0cm" style:auto-text-indent="false"/>
      <style:text-properties fo:color="#212529" loext:opacity="100%" fo:font-weight="normal"/>
    </style:style>
    <style:style style:name="P51" style:family="paragraph" style:parent-style-name="Text_20_body" style:list-style-name="L16">
      <style:paragraph-properties fo:margin-left="0.529cm" fo:margin-right="0.529cm" fo:margin-top="0cm" fo:margin-bottom="0cm" style:contextual-spacing="false" fo:line-height="150%" fo:text-align="center" style:justify-single-word="false" fo:text-indent="0cm" style:auto-text-indent="false"/>
    </style:style>
    <style:style style:name="P52" style:family="paragraph" style:parent-style-name="Text_20_body" style:list-style-name="L17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53" style:family="paragraph" style:parent-style-name="Text_20_body" style:list-style-name="L18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54" style:family="paragraph" style:parent-style-name="Text_20_body" style:list-style-name="L19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55" style:family="paragraph" style:parent-style-name="Text_20_body" style:list-style-name="L20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56" style:family="paragraph" style:parent-style-name="Text_20_body" style:list-style-name="L21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57" style:family="paragraph" style:parent-style-name="Text_20_body" style:list-style-name="L22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58" style:family="paragraph" style:parent-style-name="Text_20_body" style:list-style-name="L23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59" style:family="paragraph" style:parent-style-name="Text_20_body" style:list-style-name="L24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60" style:family="paragraph" style:parent-style-name="Text_20_body" style:list-style-name="L25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61" style:family="paragraph" style:parent-style-name="Text_20_body" style:list-style-name="L26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62" style:family="paragraph" style:parent-style-name="Text_20_body" style:list-style-name="L27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63" style:family="paragraph" style:parent-style-name="Text_20_body" style:list-style-name="L28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64" style:family="paragraph" style:parent-style-name="Text_20_body" style:list-style-name="L29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65" style:family="paragraph" style:parent-style-name="Text_20_body" style:list-style-name="L30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66" style:family="paragraph" style:parent-style-name="Text_20_body" style:list-style-name="L31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67" style:family="paragraph" style:parent-style-name="Text_20_body" style:list-style-name="L32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68" style:family="paragraph" style:parent-style-name="Text_20_body" style:list-style-name="L33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69" style:family="paragraph" style:parent-style-name="Text_20_body" style:list-style-name="L34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70" style:family="paragraph" style:parent-style-name="Text_20_body" style:list-style-name="L35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71" style:family="paragraph" style:parent-style-name="Text_20_body" style:list-style-name="L36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72" style:family="paragraph" style:parent-style-name="Text_20_body" style:list-style-name="L37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73" style:family="paragraph" style:parent-style-name="Text_20_body" style:list-style-name="L38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74" style:family="paragraph" style:parent-style-name="Text_20_body" style:list-style-name="L39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75" style:family="paragraph" style:parent-style-name="Text_20_body" style:list-style-name="L40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76" style:family="paragraph" style:parent-style-name="Text_20_body" style:list-style-name="L41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77" style:family="paragraph" style:parent-style-name="Text_20_body" style:list-style-name="L42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78" style:family="paragraph" style:parent-style-name="Text_20_body" style:list-style-name="L43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79" style:family="paragraph" style:parent-style-name="Text_20_body" style:list-style-name="L44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80" style:family="paragraph" style:parent-style-name="Text_20_body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/>
    </style:style>
    <style:style style:name="P81" style:family="paragraph" style:parent-style-name="Text_20_body" style:list-style-name="L45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82" style:family="paragraph" style:parent-style-name="Text_20_body" style:list-style-name="L46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83" style:family="paragraph" style:parent-style-name="Text_20_body" style:list-style-name="L47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84" style:family="paragraph" style:parent-style-name="Text_20_body" style:list-style-name="L48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85" style:family="paragraph" style:parent-style-name="Text_20_body" style:list-style-name="L49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86" style:family="paragraph" style:parent-style-name="Text_20_body" style:list-style-name="L50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87" style:family="paragraph" style:parent-style-name="Text_20_body" style:list-style-name="L51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88" style:family="paragraph" style:parent-style-name="Text_20_body" style:list-style-name="L52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89" style:family="paragraph" style:parent-style-name="Text_20_body" style:list-style-name="L53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90" style:family="paragraph" style:parent-style-name="Text_20_body" style:list-style-name="L54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91" style:family="paragraph" style:parent-style-name="Text_20_body" style:list-style-name="L55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92" style:family="paragraph" style:parent-style-name="Text_20_body" style:list-style-name="L56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93" style:family="paragraph" style:parent-style-name="Text_20_body" style:list-style-name="L57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94" style:family="paragraph" style:parent-style-name="Text_20_body" style:list-style-name="L58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95" style:family="paragraph" style:parent-style-name="Text_20_body" style:list-style-name="L59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96" style:family="paragraph" style:parent-style-name="Text_20_body" style:list-style-name="L60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97" style:family="paragraph" style:parent-style-name="Text_20_body" style:list-style-name="L61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98" style:family="paragraph" style:parent-style-name="Text_20_body" style:list-style-name="L62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99" style:family="paragraph" style:parent-style-name="Text_20_body" style:list-style-name="L63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100" style:family="paragraph" style:parent-style-name="Text_20_body" style:list-style-name="L64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01" style:family="paragraph" style:parent-style-name="Text_20_body" style:list-style-name="L65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102" style:family="paragraph" style:parent-style-name="Text_20_body" style:list-style-name="L66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03" style:family="paragraph" style:parent-style-name="Text_20_body" style:list-style-name="L67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04" style:family="paragraph" style:parent-style-name="Text_20_body" style:list-style-name="L68">
      <style:paragraph-properties fo:margin-left="0.529cm" fo:margin-right="0.529cm" fo:margin-top="0cm" fo:margin-bottom="0cm" style:contextual-spacing="false" fo:line-height="150%" fo:text-indent="0cm" style:auto-text-indent="false"/>
    </style:style>
    <style:style style:name="P105" style:family="paragraph" style:parent-style-name="Text_20_body" style:list-style-name="L69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06" style:family="paragraph" style:parent-style-name="Text_20_body" style:list-style-name="L70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07" style:family="paragraph" style:parent-style-name="Text_20_body" style:list-style-name="L71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08" style:family="paragraph" style:parent-style-name="Text_20_body" style:list-style-name="L72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09" style:family="paragraph" style:parent-style-name="Text_20_body" style:list-style-name="L73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10" style:family="paragraph" style:parent-style-name="Text_20_body" style:list-style-name="L74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11" style:family="paragraph" style:parent-style-name="Text_20_body" style:list-style-name="L75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12" style:family="paragraph" style:parent-style-name="Text_20_body">
      <style:paragraph-properties fo:margin-left="0.529cm" fo:margin-right="0.529cm" fo:margin-top="0cm" fo:margin-bottom="0cm" style:contextual-spacing="false" fo:line-height="150%" fo:text-align="left" style:justify-single-word="false" fo:text-indent="0cm" style:auto-text-indent="false"/>
    </style:style>
    <style:style style:name="P113" style:family="paragraph" style:parent-style-name="Text_20_body">
      <style:paragraph-properties fo:margin-left="0.529cm" fo:margin-right="0.529cm" fo:margin-top="0cm" fo:margin-bottom="0cm" style:contextual-spacing="false" fo:line-height="150%" fo:text-align="left" style:justify-single-word="false" fo:text-indent="0cm" style:auto-text-indent="false"/>
      <style:text-properties fo:color="#212529" loext:opacity="100%"/>
    </style:style>
    <style:style style:name="P114" style:family="paragraph" style:parent-style-name="Text_20_body">
      <style:paragraph-properties fo:margin-left="0.529cm" fo:margin-right="0.529cm" fo:margin-top="0cm" fo:margin-bottom="0cm" style:contextual-spacing="false" fo:line-height="150%" fo:text-align="left" style:justify-single-word="false" fo:text-indent="0cm" style:auto-text-indent="false"/>
      <style:text-properties fo:color="#212529" loext:opacity="100%" fo:font-weight="normal"/>
    </style:style>
    <style:style style:name="P115" style:family="paragraph" style:parent-style-name="Text_20_body">
      <style:paragraph-properties fo:margin-left="0.529cm" fo:margin-right="0.529cm" fo:margin-top="0cm" fo:margin-bottom="0cm" style:contextual-spacing="false" fo:line-height="150%" fo:text-indent="0cm" style:auto-text-indent="false"/>
      <style:text-properties fo:color="#212529" loext:opacity="100%" fo:font-weight="normal"/>
    </style:style>
    <style:style style:name="P116" style:family="paragraph" style:parent-style-name="Text_20_body">
      <style:paragraph-properties fo:margin-left="0.529cm" fo:margin-right="0.529cm"/>
    </style:style>
    <style:style style:name="P117" style:family="paragraph" style:parent-style-name="Text_20_body" style:list-style-name="L76">
      <style:paragraph-properties fo:margin-left="0.529cm" fo:margin-right="0.529cm" fo:margin-top="0cm" fo:margin-bottom="0.247cm" style:contextual-spacing="false" fo:text-indent="0cm" style:auto-text-indent="false" fo:padding="0cm" fo:border="none"/>
    </style:style>
    <style:style style:name="P118" style:family="paragraph" style:parent-style-name="Sender">
      <loext:graphic-properties draw:fill="solid" draw:fill-color="#004a2f" draw:opacity="100%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#004a2f" fo:padding="0cm" fo:border="none"/>
    </style:style>
    <style:style style:name="P119" style:family="paragraph" style:parent-style-name="Sender">
      <loext:graphic-properties draw:fill="solid" draw:fill-color="#004a2f" draw:opacity="100%"/>
      <style:paragraph-properties fo:margin-left="0cm" fo:margin-right="0cm" fo:margin-top="0cm" fo:margin-bottom="0cm" style:contextual-spacing="false" fo:line-height="115%" fo:text-align="left" style:justify-single-word="false" fo:text-indent="0cm" style:auto-text-indent="false" fo:background-color="#004a2f" fo:padding="0cm" fo:border="none"/>
      <style:text-properties fo:font-variant="normal" fo:text-transform="none" fo:font-style="normal" loext:padding="0cm" loext:border="none"/>
    </style:style>
    <style:style style:name="P120" style:family="paragraph" style:parent-style-name="Sender" style:list-style-name="L77">
      <loext:graphic-properties draw:fill="solid" draw:fill-color="#004a2f" draw:opacity="100%"/>
      <style:paragraph-properties fo:margin-left="0cm" fo:margin-right="0cm" fo:margin-top="0cm" fo:margin-bottom="0.247cm" style:contextual-spacing="false" fo:line-height="115%" fo:text-align="left" style:justify-single-word="false" fo:text-indent="0cm" style:auto-text-indent="false" fo:background-color="#004a2f" fo:padding="0cm" fo:border="none"/>
    </style:style>
    <style:style style:name="P121" style:family="paragraph" style:parent-style-name="Sender" style:list-style-name="L77">
      <loext:graphic-properties draw:fill="solid" draw:fill-color="#004a2f" draw:opacity="100%"/>
      <style:paragraph-properties fo:margin-left="0cm" fo:margin-right="0cm" fo:margin-top="0cm" fo:margin-bottom="0.247cm" style:contextual-spacing="false" fo:line-height="115%" fo:text-align="left" style:justify-single-word="false" fo:text-indent="0cm" style:auto-text-indent="false" fo:background-color="#004a2f" fo:padding="0cm" fo:border="none"/>
      <style:text-properties fo:font-variant="normal" fo:text-transform="none" fo:font-style="normal" loext:padding="0cm" loext:border="none"/>
    </style:style>
    <style:style style:name="P122" style:family="paragraph" style:parent-style-name="Text_20_body" style:list-style-name="L78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background-color="#17583b" loext:padding="0cm" loext:border="none"/>
    </style:style>
    <style:style style:name="P123" style:family="paragraph" style:parent-style-name="Text_20_body" style:list-style-name="L78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</style:style>
    <style:style style:name="P124" style:family="paragraph" style:parent-style-name="Text_20_body" style:list-style-name="L79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</style:style>
    <style:style style:name="P125" style:family="paragraph" style:parent-style-name="Text_20_body">
      <style:paragraph-properties fo:margin-left="0.265cm" fo:margin-right="0.265cm" fo:margin-top="0cm" fo:margin-bottom="0cm" style:contextual-spacing="false" fo:text-indent="0cm" style:auto-text-indent="false"/>
    </style:style>
    <style:style style:name="T1" style:family="text">
      <style:text-properties fo:font-variant="normal" fo:text-transform="none" fo:color="#000080" loext:opacity="100%" style:font-name="Arial" fo:font-size="7pt" fo:letter-spacing="normal" fo:font-style="normal" fo:font-weight="normal"/>
    </style:style>
    <style:style style:name="T2" style:family="text">
      <style:text-properties fo:font-variant="normal" fo:text-transform="none" fo:color="#000080" loext:opacity="100%" style:text-position="33% 80%" style:font-name="Arial" fo:font-size="7pt" fo:letter-spacing="normal" fo:font-style="normal" fo:font-weight="normal"/>
    </style:style>
    <style:style style:name="T3" style:family="text">
      <style:text-properties style:text-position="33% 80%" style:text-underline-style="solid" style:text-underline-width="auto" style:text-underline-color="font-color"/>
    </style:style>
    <style:style style:name="T4" style:family="text">
      <style:text-properties style:font-name="Arial" fo:font-size="10pt" fo:font-weight="bold"/>
    </style:style>
    <style:style style:name="T5" style:family="text">
      <style:text-properties style:font-name="Arial" fo:font-size="10pt"/>
    </style:style>
    <style:style style:name="T6" style:family="text">
      <style:text-properties fo:font-variant="normal" fo:text-transform="none" fo:color="#000080" loext:opacity="100%" style:font-name="Arial" fo:font-size="10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T8" style:family="text">
      <style:text-properties fo:font-variant="normal" fo:text-transform="none" fo:color="#000000" loext:opacity="100%" style:text-position="33% 80%" style:font-name="Arial" fo:font-size="10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0000" loext:opacity="100%" style:font-name="Arial" fo:font-size="10pt" fo:letter-spacing="normal" fo:font-style="italic" fo:font-weight="normal"/>
    </style:style>
    <style:style style:name="T10" style:family="text">
      <style:text-properties fo:font-variant="normal" fo:text-transform="none" fo:color="#000000" loext:opacity="100%" fo:letter-spacing="normal"/>
    </style:style>
    <style:style style:name="T11" style:family="text">
      <style:text-properties fo:font-variant="normal" fo:text-transform="none" fo:color="#000000" loext:opacity="100%" style:font-name="Arial" fo:font-size="7pt" fo:letter-spacing="normal" fo:font-style="normal" fo:font-weight="normal"/>
    </style:style>
    <style:style style:name="T12" style:family="text">
      <style:text-properties fo:font-style="italic"/>
    </style:style>
    <style:style style:name="T13" style:family="text">
      <style:text-properties style:font-name="Arial" fo:font-size="10pt" fo:font-style="normal" fo:font-weight="normal"/>
    </style:style>
    <style:style style:name="T14" style:family="text">
      <style:text-properties style:text-position="33% 80%" style:font-name="Arial" fo:font-size="10pt" fo:font-style="normal" style:text-underline-style="solid" style:text-underline-width="auto" style:text-underline-color="font-color" fo:font-weight="normal"/>
    </style:style>
    <style:style style:name="T15" style:family="text">
      <style:text-properties fo:font-variant="normal" fo:text-transform="none" fo:color="#000000" loext:opacity="100%" style:text-position="33% 80%" style:font-name="Arial" fo:font-size="7pt" fo:letter-spacing="normal" fo:font-style="normal" style:text-underline-style="solid" style:text-underline-width="auto" style:text-underline-color="font-color" fo:font-weight="normal"/>
    </style:style>
    <style:style style:name="T16" style:family="text">
      <style:text-properties fo:font-variant="normal" fo:text-transform="none" fo:color="#000000" loext:opacity="100%" style:font-name="Arial" fo:font-size="7pt" fo:letter-spacing="normal" fo:font-style="italic" fo:font-weight="normal"/>
    </style:style>
    <style:style style:name="T17" style:family="text">
      <style:text-properties style:font-name="Arial" fo:font-size="7pt" fo:font-style="normal" fo:font-weight="normal"/>
    </style:style>
    <style:style style:name="T18" style:family="text">
      <style:text-properties style:text-position="33% 80%" style:font-name="Arial" fo:font-size="7pt" fo:font-style="normal" style:text-underline-style="solid" style:text-underline-width="auto" style:text-underline-color="font-color" fo:font-weight="normal"/>
    </style:style>
    <style:style style:name="T19" style:family="text">
      <style:text-properties style:font-name="Arial" fo:font-size="7pt" fo:font-style="italic" fo:font-weight="normal"/>
    </style:style>
    <style:style style:name="T20" style:family="text"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T21" style:family="text">
      <style:text-properties fo:font-variant="normal" fo:text-transform="none" fo:color="#ff0000" loext:opacity="100%" style:font-name="Arial" fo:font-size="10pt" fo:letter-spacing="normal" fo:font-style="normal" fo:font-weight="normal"/>
    </style:style>
    <style:style style:name="T22" style:family="text">
      <style:text-properties style:font-name="Arial" fo:font-size="10pt" fo:font-style="italic"/>
    </style:style>
    <style:style style:name="T23" style:family="text">
      <style:text-properties fo:color="#2f7958" loext:opacity="100%" style:text-line-through-style="none" style:text-line-through-type="none" style:text-underline-style="none" style:text-blinking="false"/>
    </style:style>
    <style:style style:name="T24" style:family="text">
      <style:text-properties fo:text-transform="uppercase" fo:color="#ffffff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5" style:family="text">
      <style:text-properties fo:text-transform="uppercase" fo:background-color="#2f7958" loext:char-shading-value="0" loext:padding="0cm" loext:border="none"/>
    </style:style>
    <style:style style:name="T26" style:family="text">
      <style:text-properties fo:color="#ecf0f1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7" style:family="text">
      <style:text-properties loext:padding="0cm" loext:border="none"/>
    </style:style>
    <style:style style:name="T28" style:family="text">
      <style:text-properties fo:color="#2f7958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9" style:family="text">
      <style:text-properties fo:color="#2f7958" loext:opacity="100%" style:text-line-through-style="none" style:text-line-through-type="none" style:text-underline-style="none" fo:font-weight="bold" style:text-blinking="false" fo:background-color="transparent" loext:char-shading-value="0" loext:padding="0cm" loext:border="none"/>
    </style:style>
    <style:style style:name="T30" style:family="text">
      <style:text-properties fo:color="#212529" loext:opacity="100%"/>
    </style:style>
    <style:style style:name="T31" style:family="text">
      <style:text-properties fo:color="#212529" loext:opacity="100%" fo:font-weight="bold"/>
    </style:style>
    <style:style style:name="T32" style:family="text">
      <style:text-properties fo:color="#212529" loext:opacity="100%" fo:font-weight="normal"/>
    </style:style>
    <style:style style:name="T33" style:family="text">
      <style:text-properties fo:color="#212529" loext:opacity="100%" fo:font-style="italic" fo:font-weight="normal"/>
    </style:style>
    <style:style style:name="T34" style:family="text">
      <style:text-properties fo:font-weight="normal"/>
    </style:style>
    <style:style style:name="T35" style:family="text">
      <style:text-properties fo:font-weight="bold"/>
    </style:style>
    <style:style style:name="T36" style:family="text">
      <style:text-properties fo:font-variant="normal" fo:text-transform="none" fo:font-style="normal" fo:font-weight="bold" loext:padding="0cm" loext:border="none"/>
    </style:style>
    <style:style style:name="T37" style:family="text">
      <style:text-properties fo:font-variant="normal" fo:text-transform="none" fo:font-style="normal" fo:font-weight="normal" loext:padding="0cm" loext:border="none"/>
    </style:style>
    <style:style style:name="T38" style:family="text">
      <style:text-properties fo:font-variant="normal" fo:text-transform="none" fo:font-style="normal" loext:padding="0cm" loext:border="none"/>
    </style:style>
    <style:style style:name="T39" style:family="text">
      <style:text-properties fo:font-variant="normal" fo:text-transform="none" fo:color="#ffffff" loext:opacity="100%" style:text-line-through-style="none" style:text-line-through-type="none" fo:font-style="normal" style:text-underline-style="none" style:text-blinking="false" fo:background-color="transparent" loext:char-shading-value="0" loext:padding="0cm" loext:border="none"/>
    </style:style>
    <style:style style:name="T40" style:family="text">
      <style:text-properties fo:color="#ffffff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41" style:family="text">
      <style:text-properties fo:background-color="#004a2f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-content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ackground-color="#ffffff"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www.camara.leg.br/busca-geral" xlink:type="simple">
          <form:properties>
            <form:property form:property-name="PropertyChangeNotificationEnabled" office:value-type="boolean" office:boolean-value="true"/>
          </form:properties>
          <form:text form:name="termo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legislacao.planalto.gov.br/legisla/legislacao.nsf/Viw_Identificacao/lei%209.876-1999?OpenDocument" text:style-name="Internet_20_link" text:visited-style-name="Visited_20_Internet_20_Link"><text:span text:style-name="Strong_20_Emphasis"><text:span text:style-name="T1">LEI N</text:span></text:span><text:span text:style-name="Strong_20_Emphasis"><text:span text:style-name="T2">o</text:span></text:span><text:span text:style-name="Strong_20_Emphasis"><text:span text:style-name="T1"> 9.876, DE 26 DE NOVEMBRO DE 1999.</text:span></text:span></text:a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Dispõe sobre a contribuição previdenciária do contribuinte individual, o cálculo do benefício, altera dispositivos das Leis n<text:span text:style-name="T3">o</text:span>s 8.212 e 8.213, ambas de 24 de julho de 1991, e dá outras providências.</text:p>
          </table:table-cell>
        </table:table-row>
      </table:table>
      <text:p text:style-name="P4"><text:span text:style-name="T4">O PRESIDENTE DA REPÚBLICA </text:span><text:span text:style-name="T5">Faço saber que o Congresso Nacional decreta e eu sanciono a seguinte Lei:</text:span></text:p>
      <text:p text:style-name="P5"><text:bookmark text:name="art1"/>Art. 1<text:span text:style-name="T3">o</text:span> A Lei n<text:span text:style-name="T3">o</text:span> 8.212, de 24 de julho de 1991, passa a vigorar com as seguintes alterações:</text:p>
      <text:p text:style-name="P6">"Art. 12. .............................................................................</text:p>
      <text:p text:style-name="P6">I - .......................................................................................</text:p>
      <text:p text:style-name="P6">.........................................................................................."</text:p>
      <text:p text:style-name="P7"><text:a xlink:type="simple" xlink:href="https://www.planalto.gov.br/ccivil_03/leis/L8212cons.htm#art12i.i" text:style-name="Internet_20_link" text:visited-style-name="Visited_20_Internet_20_Link"><text:span text:style-name="T6">"i)</text:span></text:a><text:span text:style-name="T7"> o empregado de organismo oficial internacional ou estrangeiro em funcionamento no Brasil, salvo quando coberto por regime próprio de previdência social;"</text:span></text:p>
      <text:p text:style-name="P6">"........................................................................................."</text:p>
      <text:p text:style-name="P7"><text:a xlink:type="simple" xlink:href="https://www.planalto.gov.br/ccivil_03/leis/L8212cons.htm#art12v" text:style-name="Internet_20_link" text:visited-style-name="Visited_20_Internet_20_Link"><text:span text:style-name="T6">"V -</text:span></text:a><text:span text:style-name="T7"> como contribuinte individual:" (NR)</text:span></text:p>
      <text:p text:style-name="P6">"a) a pessoa física, proprietária ou não, que explora atividade agropecuária ou pesqueira, em caráter permanente ou temporário, diretamente ou por intermédio de prepostos e com auxílio de empregados, utilizados a qualquer título, ainda que de forma não contínua;</text:p>
      <text:p text:style-name="P6">b) a pessoa física, proprietária ou não, que explora atividade de extração mineral - garimpo, em caráter permanente ou temporário, diretamente ou por intermédio de prepostos, com ou sem o auxílio de empregados, utilizados a qualquer título, ainda que de forma não contínua;"</text:p>
      <text:p text:style-name="P6">"c) o ministro de confissão religiosa e o membro de instituto de vida consagrada, de congregação ou de ordem religiosa, quando mantidos pela entidade a que pertencem, salvo se filiados obrigatoriamente à Previdência Social em razão de outra atividade ou a outro regime previdenciário, militar ou civil, ainda que na condição de inativos;" (NR)</text:p>
      <text:p text:style-name="P6">"d) revogada;"</text:p>
      <text:p text:style-name="P6">"e) o brasileiro civil que trabalha no exterior para organismo oficial internacional do qual o Brasil é membro efetivo, ainda que lá domiciliado e contratado, salvo quando coberto por regime próprio de previdência social;" (NR)</text:p>
      <text:p text:style-name="P6">"f) o titular de firma individual urbana ou rural, o diretor não empregado e o membro de conselho de administração de sociedade anônima, o sócio solidário, o sócio de indústria, o sócio gerente e o sócio cotista que recebam remuneração decorrente de seu trabalho em empresa urbana ou rural, e o associado eleito para cargo de direção em cooperativa, associação ou entidade de qualquer natureza ou finalidade, bem como o síndico ou administrador eleito para exercer atividade de direção condominial, desde que recebam remuneração;</text:p>
      <text:p text:style-name="P6">g) quem presta serviço de natureza urbana ou rural, em caráter eventual, a uma ou mais empresas, sem relação de emprego;</text:p>
      <text:p text:style-name="P6"><text:soft-page-break/>h) a pessoa física que exerce, por conta própria, atividade econômica de natureza urbana, com fins lucrativos ou não;"</text:p>
      <text:p text:style-name="P6">"........................................................................................."</text:p>
      <text:p text:style-name="P7"><text:a xlink:type="simple" xlink:href="https://www.planalto.gov.br/ccivil_03/leis/L8212cons.htm#art12§6" text:style-name="Internet_20_link" text:visited-style-name="Visited_20_Internet_20_Link"><text:span text:style-name="T7">"§ 6</text:span><text:span text:style-name="T8">o</text:span></text:a><text:span text:style-name="T7"> Aplica-se o disposto na alínea </text:span><text:span text:style-name="T9">g</text:span><text:span text:style-name="T7"> do inciso I do </text:span><text:span text:style-name="T9">caput</text:span><text:span text:style-name="T7"> ao ocupante de cargo de Ministro de Estado, de Secretário Estadual, Distrital ou Municipal, sem vínculo efetivo com a União, Estados, Distrito Federal e Municípios, suas autarquias, ainda que em regime especial, e fundações."</text:span></text:p>
      <text:p text:style-name="P7"><text:a xlink:type="simple" xlink:href="https://www.planalto.gov.br/ccivil_03/leis/L8212cons.htm#art13" text:style-name="Internet_20_link" text:visited-style-name="Visited_20_Internet_20_Link"><text:span text:style-name="T6">"Art. 13.</text:span></text:a><text:span text:style-name="T7"> O servidor civil ocupante de cargo efetivo ou o militar da União, dos Estados, do Distrito Federal ou dos Municípios, bem como o das respectivas autarquias e fundações, são excluídos do Regime Geral de Previdência Social consubstanciado nesta Lei, desde que amparados por regime próprio de previdência social." (NR)</text:span></text:p>
      <text:p text:style-name="P6">"§ 1<text:span text:style-name="T3">o</text:span> Caso o servidor ou o militar venham a exercer, concomitantemente, uma ou mais atividades abrangidas pelo Regime Geral de Previdência Social, tornar-se-ão segurados obrigatórios em relação a essas atividades." (NR)</text:p>
      <text:p text:style-name="P6">"§ 2<text:span text:style-name="T3">o</text:span> Caso o servidor ou o militar, amparados por regime próprio de previdência social, sejam requisitados para outro órgão ou entidade cujo regime previdenciário não permita a filiação nessa condição, permanecerão vinculados ao regime de origem, obedecidas as regras que cada ente estabeleça acerca de sua contribuição."</text:p>
      <text:p text:style-name="P6">"Art. 15. ............................................................................"</text:p>
      <text:p text:style-name="P7"><text:span text:style-name="T10"> </text:span><text:a xlink:type="simple" xlink:href="https://www.planalto.gov.br/ccivil_03/leis/L8212cons.htm#art15p" text:style-name="Internet_20_link" text:visited-style-name="Visited_20_Internet_20_Link"><text:span text:style-name="T1">"Parágrafo único.</text:span></text:a><text:span text:style-name="T11"> Equipara-se a empresa, para os efeitos desta Lei, o contribuinte individual em relação a segurado que lhe presta serviço, bem como a cooperativa, a associação ou entidade de qualquer natureza ou finalidade, a missão diplomática e a repartição consular de carreira estrangeiras." (NR)</text:span></text:p>
      <text:p text:style-name="P8">"CAPÍTULO III</text:p>
      <text:p text:style-name="P8">DA CONTRIBUIÇÃO DO SEGURADO"</text:p>
      <text:p text:style-name="P8">"................................................................."</text:p>
      <text:p text:style-name="P9"><text:a xlink:type="simple" xlink:href="https://www.planalto.gov.br/ccivil_03/leis/L8212cons.htm#secaoii" text:style-name="Internet_20_link" text:visited-style-name="Visited_20_Internet_20_Link"><text:span text:style-name="T7">"Seção II"</text:span></text:a></text:p>
      <text:p text:style-name="P8">"Da Contribuição dos Segurados Contribuinte Individual e Facultativo" (NR)</text:p>
      <text:p text:style-name="P7"><text:a xlink:type="simple" xlink:href="https://www.planalto.gov.br/ccivil_03/leis/L8212cons.htm#art21." text:style-name="Internet_20_link" text:visited-style-name="Visited_20_Internet_20_Link"><text:span text:style-name="T6">"Art. 21.</text:span></text:a><text:span text:style-name="T7"> A alíquota de contribuição dos segurados contribuinte individual e facultativo será de vinte por cento sobre o respectivo salário-de-contribuição." (NR)</text:span></text:p>
      <text:p text:style-name="P6">"I - revogado;"</text:p>
      <text:p text:style-name="P6">"II - revogado."</text:p>
      <text:p text:style-name="P6">"......................................................................................."</text:p>
      <text:p text:style-name="P6">"Art. 22. ............................................................................"</text:p>
      <text:p text:style-name="P7"><text:a xlink:type="simple" xlink:href="https://www.planalto.gov.br/ccivil_03/leis/L8212cons.htm#art22i" text:style-name="Internet_20_link" text:visited-style-name="Visited_20_Internet_20_Link"><text:span text:style-name="T6">"I -</text:span></text:a><text:span text:style-name="T7"> vinte por cento sobre o total das remunerações pagas, devidas ou creditadas a qualquer título, durante o mês, aos segurados empregados e trabalhadores avulsos que lhe prestem serviços, destinadas a retribuir o trabalho, qualquer que seja a sua forma, inclusive as gorjetas, os ganhos habituais sob a forma de </text:span><text:soft-page-break/><text:span text:style-name="T7">utilidades e os adiantamentos decorrentes de reajuste salarial, quer pelos serviços efetivamente prestados, quer pelo tempo à disposição do empregador ou tomador de serviços, nos termos da lei ou do contrato ou, ainda, de convenção ou acordo coletivo de trabalho ou sentença normativa." (NR)</text:span></text:p>
      <text:p text:style-name="P6">"................................................................................."</text:p>
      <text:p text:style-name="P7"><text:a xlink:type="simple" xlink:href="https://www.planalto.gov.br/ccivil_03/leis/L8212cons.htm#art22iii" text:style-name="Internet_20_link" text:visited-style-name="Visited_20_Internet_20_Link"><text:span text:style-name="T6">"III -</text:span></text:a><text:span text:style-name="T7"> vinte por cento sobre o total das remunerações pagas ou creditadas a qualquer título, no decorrer do mês, aos segurados contribuintes individuais que lhe prestem serviços;</text:span></text:p>
      <text:p text:style-name="P6">IV - quinze por cento sobre o valor bruto da nota fiscal ou fatura de prestação de serviços, relativamente a serviços que lhe são prestados por cooperados por intermédio de cooperativas de trabalho."</text:p>
      <text:p text:style-name="P7"><text:span text:style-name="T7">"</text:span><text:a xlink:type="simple" xlink:href="https://www.planalto.gov.br/ccivil_03/leis/L8212cons.htm#art22§1" text:style-name="Internet_20_link" text:visited-style-name="Visited_20_Internet_20_Link"><text:span text:style-name="T6">§ 1</text:span><text:span text:style-name="T8">o</text:span></text:a><text:span text:style-name="T7"> No caso de bancos comerciais, bancos de investimentos, bancos de desenvolvimento, caixas econômicas, sociedades de crédito, financiamento e investimento, sociedades de crédito imobiliário, sociedades corretoras, distribuidoras de títulos e valores mobiliários, empresas de arrendamento mercantil, cooperativas de crédito, empresas de seguros privados e de capitalização, agentes autônomos de seguros privados e de crédito e entidades de previdência privada abertas e fechadas, além das contribuições referidas neste artigo e no art. 23, é devida a contribuição adicional de dois vírgula cinco por cento sobre a base de cálculo definida nos incisos I e III deste artigo." (NR)</text:span></text:p>
      <text:p text:style-name="P6">"........................................................................................"</text:p>
      <text:p text:style-name="P6">"Art. 28. ..............................................................................</text:p>
      <text:p text:style-name="P6">..........................................................................................."</text:p>
      <text:p text:style-name="P7"><text:a xlink:type="simple" xlink:href="https://www.planalto.gov.br/ccivil_03/leis/L8212cons.htm#art28iii" text:style-name="Internet_20_link" text:visited-style-name="Visited_20_Internet_20_Link"><text:span text:style-name="T6">"III -</text:span></text:a><text:span text:style-name="T7"> para o contribuinte individual: a remuneração auferida em uma ou mais empresas ou pelo exercício de sua atividade por conta própria, durante o mês, observado o limite máximo a que se refere o § 5</text:span><text:span text:style-name="T8">o</text:span><text:span text:style-name="T7">;" (NR)</text:span></text:p>
      <text:p text:style-name="P6">"IV - para o segurado facultativo: o valor por ele declarado, observado o limite máximo a que se refere o § 5<text:span text:style-name="T3">o</text:span>."</text:p>
      <text:p text:style-name="P6">"......................................................................................."</text:p>
      <text:p text:style-name="P6">"Art. 30. .............................................................................</text:p>
      <text:p text:style-name="P6">I - .......................................................................................</text:p>
      <text:p text:style-name="P6">........................................................................................."</text:p>
      <text:p text:style-name="P7"><text:a xlink:type="simple" xlink:href="https://www.planalto.gov.br/ccivil_03/leis/L8212cons.htm#art30ib" text:style-name="Internet_20_link" text:visited-style-name="Visited_20_Internet_20_Link"><text:span text:style-name="T7">"b</text:span><text:span text:style-name="T9">)</text:span></text:a><text:span text:style-name="T7"> recolher o produto arrecadado na forma da alínea anterior, a contribuição a que se refere o inciso IV do art. 22, assim como as contribuições a seu cargo incidentes sobre as remunerações pagas, devidas ou creditadas, a qualquer título, aos segurados empregados, trabalhadores avulsos e contribuintes individuais a seu serviço, até o dia dois do mês seguinte ao da competência;" (NR)</text:span></text:p>
      <text:p text:style-name="P6">".........................................................................................."</text:p>
      <text:p text:style-name="P7"><text:a xlink:type="simple" xlink:href="https://www.planalto.gov.br/ccivil_03/leis/L8212cons.htm#art30ii" text:style-name="Internet_20_link" text:visited-style-name="Visited_20_Internet_20_Link"><text:span text:style-name="T6">"II -</text:span></text:a><text:span text:style-name="T7"> os segurados contribuinte individual e facultativo estão obrigados a recolher sua contribuição por iniciativa própria, até o dia quinze do mês seguinte ao da competência;" (NR)</text:span></text:p>
      <text:p text:style-name="P6"><text:soft-page-break/>"..........................................................................................."</text:p>
      <text:p text:style-name="P7"><text:a xlink:type="simple" xlink:href="https://www.planalto.gov.br/ccivil_03/leis/L8212cons.htm#art30§2" text:style-name="Internet_20_link" text:visited-style-name="Visited_20_Internet_20_Link"><text:span text:style-name="T7">"§ 2</text:span><text:span text:style-name="T8">o</text:span><text:span text:style-name="T7"> </text:span></text:a><text:span text:style-name="T7">Se não houver expediente bancário nas datas indicadas, o recolhimento deverá ser efetuado no dia útil imediatamente posterior." (NR)</text:span></text:p>
      <text:p text:style-name="P6">"........................................................................................"</text:p>
      <text:p text:style-name="P7"><text:a xlink:type="simple" xlink:href="https://www.planalto.gov.br/ccivil_03/leis/L8212cons.htm#art30§4" text:style-name="Internet_20_link" text:visited-style-name="Visited_20_Internet_20_Link"><text:span text:style-name="T7">"§ 4</text:span><text:span text:style-name="T8">o</text:span></text:a><text:span text:style-name="T7"> Na hipótese de o contribuinte individual prestar serviço a uma ou mais empresas, poderá deduzir, da sua contribuição mensal, quarenta e cinco por cento da contribuição da empresa, efetivamente recolhida ou declarada, incidente sobre a remuneração que esta lhe tenha pago ou creditado, limitada a dedução a nove por cento do respectivo salário-de-contribuição.</text:span></text:p>
      <text:p text:style-name="P6">§ 5<text:span text:style-name="T3">o</text:span> Aplica-se o disposto no § 4<text:span text:style-name="T3">o</text:span> ao cooperado que prestar serviço a empresa por intermédio de cooperativa de trabalho."</text:p>
      <text:p text:style-name="P7"><text:a xlink:type="simple" xlink:href="https://www.planalto.gov.br/ccivil_03/leis/L8212cons.htm#art35" text:style-name="Internet_20_link" text:visited-style-name="Visited_20_Internet_20_Link"><text:span text:style-name="T6">"Art. 35.</text:span></text:a><text:span text:style-name="T7"> Sobre as contribuições sociais em atraso, arrecadadas pelo INSS, incidirá multa de mora, que não poderá ser relevada, nos seguintes termos:" (NR)</text:span></text:p>
      <text:p text:style-name="P6">"I - ................................................................................."</text:p>
      <text:p text:style-name="P7"><text:a xlink:type="simple" xlink:href="https://www.planalto.gov.br/ccivil_03/leis/L8212cons.htm#art35ia" text:style-name="Internet_20_link" text:visited-style-name="Visited_20_Internet_20_Link"><text:span text:style-name="T6">"a)</text:span></text:a><text:span text:style-name="T7"> oito por cento, dentro do mês de vencimento da obrigação;" (NR)</text:span></text:p>
      <text:p text:style-name="P6">"b) quatorze por cento, no mês seguinte;" (NR)</text:p>
      <text:p text:style-name="P6">"c) vinte por cento, a partir do segundo mês seguinte ao do vencimento da obrigação;" (NR)</text:p>
      <text:p text:style-name="P6">"II - ...................................................................................."</text:p>
      <text:p text:style-name="P7"><text:a xlink:type="simple" xlink:href="https://www.planalto.gov.br/ccivil_03/leis/L8212cons.htm#art35iia" text:style-name="Internet_20_link" text:visited-style-name="Visited_20_Internet_20_Link"><text:span text:style-name="T6">"a)</text:span></text:a><text:span text:style-name="T7"> vinte e quatro por cento, em até quinze dias do recebimento da notificação;" (NR)</text:span></text:p>
      <text:p text:style-name="P6">"b) trinta por cento, após o décimo quinto dia do recebimento da notificação;" (NR)</text:p>
      <text:p text:style-name="P6">"c) quarenta por cento, após apresentação de recurso desde que antecedido de defesa, sendo ambos tempestivos, até quinze dias da ciência da decisão do Conselho de Recursos da Previdência Social - CRPS;" (NR)</text:p>
      <text:p text:style-name="P6">"d<text:span text:style-name="T12">)</text:span> cinqüenta por cento, após o décimo quinto dia da ciência da decisão do Conselho de Recursos da Previdência Social - CRPS, enquanto não inscrito em Dívida Ativa;" (NR)</text:p>
      <text:p text:style-name="P6">"III - ..........................................................................."</text:p>
      <text:p text:style-name="P7"><text:a xlink:type="simple" xlink:href="https://www.planalto.gov.br/ccivil_03/leis/L8212cons.htm#art35iiia" text:style-name="Internet_20_link" text:visited-style-name="Visited_20_Internet_20_Link"><text:span text:style-name="T6">"a)</text:span></text:a><text:span text:style-name="T7"> sessenta por cento, quando não tenha sido objeto de parcelamento;" (NR)</text:span></text:p>
      <text:p text:style-name="P6">"b) setenta por cento, se houve parcelamento;" (NR)</text:p>
      <text:p text:style-name="P6">"c) oitenta por cento, após o ajuizamento da execução fiscal, mesmo que o devedor ainda não tenha sido citado, se o crédito não foi objeto de parcelamento;" (NR)</text:p>
      <text:p text:style-name="P6">"d<text:span text:style-name="T12">)</text:span> cem por cento, após o ajuizamento da execução fiscal, mesmo que o devedor ainda não tenha sido citado, se o crédito foi objeto de parcelamento." (NR)</text:p>
      <text:p text:style-name="P6"><text:soft-page-break/>"......................................................................................"</text:p>
      <text:p text:style-name="P7"><text:a xlink:type="simple" xlink:href="https://www.planalto.gov.br/ccivil_03/leis/L8212cons.htm#art35§4" text:style-name="Internet_20_link" text:visited-style-name="Visited_20_Internet_20_Link"><text:span text:style-name="T7">"§ 4</text:span><text:span text:style-name="T8">o</text:span></text:a><text:span text:style-name="T7"> Na hipótese de as contribuições terem sido declaradas no documento a que se refere o inciso IV do art. 32, ou quando se tratar de empregador doméstico ou de empresa ou segurado dispensados de apresentar o citado documento, a multa de mora a que se refere o </text:span><text:span text:style-name="T9">caput</text:span><text:span text:style-name="T7"> e seus incisos será reduzida em cinqüenta por cento."</text:span></text:p>
      <text:p text:style-name="P6">"Art. 45. ............................................................................"</text:p>
      <text:p text:style-name="P7"><text:a xlink:type="simple" xlink:href="https://www.planalto.gov.br/ccivil_03/leis/L8212cons.htm#art45§1" text:style-name="Internet_20_link" text:visited-style-name="Visited_20_Internet_20_Link"><text:span text:style-name="T7">"§ 1</text:span><text:span text:style-name="T8">o</text:span></text:a><text:span text:style-name="T7"> Para comprovar o exercício de atividade remunerada, com vistas à concessão de benefícios, será exigido do contribuinte individual, a qualquer tempo, o recolhimento das correspondentes contribuições." (NR)</text:span></text:p>
      <text:p text:style-name="P6">".................................................................................."</text:p>
      <text:p text:style-name="P7"><text:a xlink:type="simple" xlink:href="https://www.planalto.gov.br/ccivil_03/leis/L8212cons.htm#art45§4" text:style-name="Internet_20_link" text:visited-style-name="Visited_20_Internet_20_Link"><text:span text:style-name="T7">"§ 4</text:span><text:span text:style-name="T8">o</text:span><text:span text:style-name="T7"> </text:span></text:a><text:span text:style-name="T7">Sobre os valores apurados na forma dos §§ 2</text:span><text:span text:style-name="T8">o</text:span><text:span text:style-name="T7"> e 3</text:span><text:span text:style-name="T8">o</text:span><text:span text:style-name="T7"> incidirão juros moratórios de zero vírgula cinco por cento ao mês, capitalizados anualmente, e multa de dez por cento." (NR)</text:span></text:p>
      <text:p text:style-name="P6">"...................................................................................."</text:p>
      <text:p text:style-name="P7"><text:a xlink:type="simple" xlink:href="https://www.planalto.gov.br/ccivil_03/leis/L8212cons.htm#art45§6" text:style-name="Internet_20_link" text:visited-style-name="Visited_20_Internet_20_Link"><text:span text:style-name="T7">"§ 6</text:span><text:span text:style-name="T8">o</text:span></text:a><text:span text:style-name="T7"> O disposto no § 4</text:span><text:span text:style-name="T8">o</text:span><text:span text:style-name="T7"> não se aplica aos casos de contribuições em atraso a partir da competência abril de 1995, obedecendo-se, a partir de então, às disposições aplicadas às empresas em geral."</text:span></text:p>
      <text:p text:style-name="P7"><text:a xlink:type="simple" xlink:href="https://www.planalto.gov.br/ccivil_03/leis/L8212cons.htm#art85a" text:style-name="Internet_20_link" text:visited-style-name="Visited_20_Internet_20_Link"><text:span text:style-name="T6">"Art. 85-A.</text:span></text:a><text:span text:style-name="T7"> Os tratados, convenções e outros acordos internacionais de que Estado estrangeiro ou organismo internacional e o Brasil sejam partes, e que versem sobre matéria previdenciária, serão interpretados como lei especial."</text:span></text:p>
      <text:p text:style-name="P10">        <text:bookmark text:name="art2"/><text:span text:style-name="T13">Art. 2</text:span><text:span text:style-name="T14">o</text:span><text:span text:style-name="T13"> A Lei n</text:span><text:span text:style-name="T14">o</text:span><text:span text:style-name="T13"> 8.213, de 24 de julho de 1991, passa a vigorar com as seguintes alterações:</text:span></text:p>
      <text:p text:style-name="P6">"Art. 11. ..........................................................................</text:p>
      <text:p text:style-name="P6">I - .....................................................................................</text:p>
      <text:p text:style-name="P6">........................................................................................"</text:p>
      <text:p text:style-name="P7"><text:a xlink:type="simple" xlink:href="https://www.planalto.gov.br/ccivil_03/leis/L8213cons.htm#art11i.i" text:style-name="Internet_20_link" text:visited-style-name="Visited_20_Internet_20_Link"><text:span text:style-name="T6">"i) </text:span></text:a><text:span text:style-name="T7">o empregado de organismo oficial internacional ou estrangeiro em funcionamento no Brasil, salvo quando coberto por regime próprio de previdência social;"</text:span></text:p>
      <text:p text:style-name="P6">"................................................................................."</text:p>
      <text:p text:style-name="P7"><text:a xlink:type="simple" xlink:href="https://www.planalto.gov.br/ccivil_03/leis/L8213cons.htm#art11v" text:style-name="Internet_20_link" text:visited-style-name="Visited_20_Internet_20_Link"><text:span text:style-name="T6">"V -</text:span></text:a><text:span text:style-name="T7"> como contribuinte individual:" (NR)</text:span></text:p>
      <text:p text:style-name="P6">"a) a pessoa física, proprietária ou não, que explora atividade agropecuária ou pesqueira, em caráter permanente ou temporário, diretamente ou por intermédio de prepostos e com auxílio de empregados, utilizados a qualquer título, ainda que de forma não contínua;</text:p>
      <text:p text:style-name="P6">b) a pessoa física, proprietária ou não, que explora atividade de extração mineral - garimpo, em caráter permanente ou temporário, diretamente ou por intermédio de prepostos, com ou sem o auxílio de empregados, utilizados a qualquer título, ainda que de forma não contínua;"</text:p>
      <text:p text:style-name="P6"><text:soft-page-break/>"c) o ministro de confissão religiosa e o membro de instituto de vida consagrada, de congregação ou de ordem religiosa, quando mantidos pela entidade a que pertencem, salvo se filiados obrigatoriamente à Previdência Social em razão de outra atividade ou a outro regime previdenciário, militar ou civil, ainda que na condição de inativos;" (NR)</text:p>
      <text:p text:style-name="P6">"d) revogada;"</text:p>
      <text:p text:style-name="P7"><text:a xlink:type="simple" xlink:href="https://www.planalto.gov.br/ccivil_03/leis/L8213cons.htm#art11ve" text:style-name="Internet_20_link" text:visited-style-name="Visited_20_Internet_20_Link"><text:span text:style-name="T6">"e)</text:span></text:a><text:span text:style-name="T7"> o brasileiro civil que trabalha no exterior para organismo oficial internacional do qual o Brasil é membro efetivo, ainda que lá domiciliado e contratado, salvo quando coberto por regime próprio de previdência social;" (NR)</text:span></text:p>
      <text:p text:style-name="P6">"f) o titular de firma individual urbana ou rural, o diretor não empregado e o membro de conselho de administração de sociedade anônima, o sócio solidário, o sócio de indústria, o sócio gerente e o sócio cotista que recebam remuneração decorrente de seu trabalho em empresa urbana ou rural, e o associado eleito para cargo de direção em cooperativa, associação ou entidade de qualquer natureza ou finalidade, bem como o síndico ou administrador eleito para exercer atividade de direção condominial, desde que recebam remuneração;</text:p>
      <text:p text:style-name="P6">g) quem presta serviço de natureza urbana ou rural, em caráter eventual, a uma ou mais empresas, sem relação de emprego;</text:p>
      <text:p text:style-name="P6">h) a pessoa física que exerce, por conta própria, atividade econômica de natureza urbana, com fins lucrativos ou não;"</text:p>
      <text:p text:style-name="P6">"...................................................................................."</text:p>
      <text:p text:style-name="P7"><text:a xlink:type="simple" xlink:href="https://www.planalto.gov.br/ccivil_03/leis/L8213cons.htm#art11§5" text:style-name="Internet_20_link" text:visited-style-name="Visited_20_Internet_20_Link"><text:span text:style-name="T7">"§ 5</text:span><text:span text:style-name="T8">o</text:span></text:a><text:span text:style-name="T7"> Aplica-se o disposto na alínea </text:span><text:span text:style-name="T9">g</text:span><text:span text:style-name="T7"> do inciso I do </text:span><text:span text:style-name="T9">caput</text:span><text:span text:style-name="T7"> ao ocupante de cargo de Ministro de Estado, de Secretário Estadual, Distrital ou Municipal, sem vínculo efetivo com a União, Estados, Distrito Federal e Municípios, suas autarquias, ainda que em regime especial, e fundações."</text:span></text:p>
      <text:p text:style-name="P7"><text:a xlink:type="simple" xlink:href="https://www.planalto.gov.br/ccivil_03/leis/L8213cons.htm#art12" text:style-name="Internet_20_link" text:visited-style-name="Visited_20_Internet_20_Link"><text:span text:style-name="T6">"Art. 12.</text:span></text:a><text:span text:style-name="T7"> O servidor civil ocupante de cargo efetivo ou o militar da União, dos Estados, do Distrito Federal ou dos Municípios, bem como o das respectivas autarquias e fundações, são excluídos do Regime Geral de Previdência Social consubstanciado nesta Lei, desde que amparados por regime próprio de previdência social." (NR)</text:span></text:p>
      <text:p text:style-name="P6">"§ 1<text:span text:style-name="T3">o</text:span> Caso o servidor ou o militar venham a exercer, concomitantemente, uma ou mais atividades abrangidas pelo Regime Geral de Previdência Social, tornar-se-ão segurados obrigatórios em relação a essas atividades." (NR)</text:p>
      <text:p text:style-name="P6">"§ 2<text:span text:style-name="T3">o</text:span> Caso o servidor ou o militar, amparados por regime próprio de previdência social, sejam requisitados para outro órgão ou entidade cujo regime previdenciário não permita a filiação, nessa condição, permanecerão vinculados ao regime de origem, obedecidas as regras que cada ente estabeleça acerca de sua contribuição."</text:p>
      <text:p text:style-name="P6">"Art. 14. ............................................................................."</text:p>
      <text:p text:style-name="P7"><text:span text:style-name="T9">"</text:span><text:a xlink:type="simple" xlink:href="https://www.planalto.gov.br/ccivil_03/leis/L8213cons.htm#art14p" text:style-name="Internet_20_link" text:visited-style-name="Visited_20_Internet_20_Link"><text:span text:style-name="T6">Parágrafo único.</text:span></text:a><text:span text:style-name="T7"> Equipara-se a empresa, para os efeitos desta Lei, o contribuinte individual em relação a segurado que lhe presta serviço, bem como a cooperativa, a associação ou entidade de qualquer natureza ou finalidade, a missão diplomática e a repartição consular de carreira estrangeiras." (NR)</text:span></text:p>
      <text:p text:style-name="P6">"Art. 25. ..........................................................................</text:p>
      <text:p text:style-name="P6"><text:soft-page-break/>......................................................................................."</text:p>
      <text:p text:style-name="P7"><text:a xlink:type="simple" xlink:href="https://www.planalto.gov.br/ccivil_03/leis/L8213cons.htm#art25iii" text:style-name="Internet_20_link" text:visited-style-name="Visited_20_Internet_20_Link"><text:span text:style-name="T6">"III -</text:span></text:a><text:span text:style-name="T7"> salário-maternidade para as seguradas de que tratam os incisos V e VII do art. 11 e o art. 13: dez contribuições mensais, respeitado o disposto no parágrafo único do art. 39 desta Lei.</text:span></text:p>
      <text:p text:style-name="P6">Parágrafo único. Em caso de parto antecipado, o período de carência a que se refere o inciso III será reduzido em número de contribuições equivalente ao número de meses em que o parto foi antecipado."</text:p>
      <text:p text:style-name="P6">"Art. 26. .........................................................................."</text:p>
      <text:p text:style-name="P7"><text:a xlink:type="simple" xlink:href="https://www.planalto.gov.br/ccivil_03/leis/L8213cons.htm#art26i" text:style-name="Internet_20_link" text:visited-style-name="Visited_20_Internet_20_Link"><text:span text:style-name="T6">"I -</text:span></text:a><text:span text:style-name="T7"> pensão por morte, auxílio-reclusão, salário-família e auxílio-acidente;" (NR)</text:span></text:p>
      <text:p text:style-name="P6">"........................................................................................"</text:p>
      <text:p text:style-name="P7"><text:a xlink:type="simple" xlink:href="https://www.planalto.gov.br/ccivil_03/leis/L8213cons.htm#art26vi" text:style-name="Internet_20_link" text:visited-style-name="Visited_20_Internet_20_Link"><text:span text:style-name="T6">"VI –</text:span></text:a><text:span text:style-name="T7"> salário-maternidade para as seguradas empregada, trabalhadora avulsa e empregada doméstica."</text:span></text:p>
      <text:p text:style-name="P6">"Art. 27. ..............................................................................</text:p>
      <text:p text:style-name="P6">............................................................................................"</text:p>
      <text:p text:style-name="P7"><text:a xlink:type="simple" xlink:href="https://www.planalto.gov.br/ccivil_03/leis/L8213cons.htm#art27ii" text:style-name="Internet_20_link" text:visited-style-name="Visited_20_Internet_20_Link"><text:span text:style-name="T6">"II -</text:span></text:a><text:span text:style-name="T7"> realizadas a contar da data do efetivo pagamento da primeira contribuição sem atraso, não sendo consideradas para este fim as contribuições recolhidas com atraso referentes a competências anteriores, no caso dos segurados empregado doméstico, contribuinte individual, especial e facultativo, referidos, respectivamente, nos incisos II, V e VII do art. 11 e no art. 13." (NR)</text:span></text:p>
      <text:p text:style-name="P7"><text:a xlink:type="simple" xlink:href="https://www.planalto.gov.br/ccivil_03/leis/L8213cons.htm#art29" text:style-name="Internet_20_link" text:visited-style-name="Visited_20_Internet_20_Link"><text:span text:style-name="T6">"Art. 29.</text:span></text:a><text:span text:style-name="T7"> O salário-de-benefício consiste:" (NR)</text:span></text:p>
      <text:p text:style-name="P6">"I - para os benefícios de que tratam as alíneas <text:span text:style-name="T12">b</text:span> e <text:span text:style-name="T12">c</text:span> do inciso I do art. 18, na média aritmética simples dos maiores salários-de-contribuição correspondentes a oitenta por cento de todo o período contributivo, multiplicada pelo fator previdenciário;</text:p>
      <text:p text:style-name="P6">II - para os benefícios de que tratam as alíneas <text:span text:style-name="T12">a</text:span>, <text:span text:style-name="T12">d</text:span>, <text:span text:style-name="T12">e</text:span> e <text:span text:style-name="T12">h</text:span> do inciso I do art. 18, na média aritmética simples dos maiores salários-de-contribuição correspondentes a oitenta por cento de todo o período contributivo."</text:p>
      <text:p text:style-name="P6">"........................................................................................"</text:p>
      <text:p text:style-name="P7"><text:a xlink:type="simple" xlink:href="https://www.planalto.gov.br/ccivil_03/leis/L8213cons.htm#art29§6" text:style-name="Internet_20_link" text:visited-style-name="Visited_20_Internet_20_Link"><text:span text:style-name="T7">"§ 6</text:span><text:span text:style-name="T8">o</text:span></text:a><text:span text:style-name="T7"> No caso de segurado especial, o salário-de-benefício, que não será inferior ao salário mínimo, consiste:</text:span></text:p>
      <text:p text:style-name="P6">I - para os benefícios de que tratam as alíneas <text:span text:style-name="T12">b</text:span> e <text:span text:style-name="T12">c</text:span> do inciso I do art. 18, em um treze avos da média aritmética simples dos maiores valores sobre os quais incidiu a sua contribuição anual, correspondentes a oitenta por cento de todo o período contributivo, multiplicada pelo fator previdenciário;</text:p>
      <text:p text:style-name="P6">II - para os benefícios de que tratam as alíneas <text:span text:style-name="T12">a</text:span>, <text:span text:style-name="T12">d</text:span>, <text:span text:style-name="T12">e</text:span> e <text:span text:style-name="T12">h</text:span> do inciso I do art. 18, em um treze avos da média aritmética simples dos maiores valores sobre os quais incidiu a sua contribuição anual, correspondentes a oitenta por cento de todo o período contributivo.</text:p>
      <text:p text:style-name="P6"><text:soft-page-break/>§ 7<text:span text:style-name="T3">o</text:span> O fator previdenciário será calculado considerando-se a idade, a expectativa de sobrevida e o tempo de contribuição do segurado ao se aposentar, segundo a fórmula constante do Anexo desta Lei.</text:p>
      <text:p text:style-name="P6">§ 8<text:span text:style-name="T3">o</text:span> Para efeito do disposto no § 7<text:span text:style-name="T3">o</text:span>, a expectativa de sobrevida do segurado na idade da aposentadoria será obtida a partir da tábua completa de mortalidade construída pela Fundação Instituto Brasileiro de Geografia e Estatística - IBGE, considerando-se a média nacional única para ambos os sexos.</text:p>
      <text:p text:style-name="P6">§ 9<text:span text:style-name="T3">o</text:span> Para efeito da aplicação do fator previdenciário, ao tempo de contribuição do segurado serão adicionados:</text:p>
      <text:p text:style-name="P6">I - cinco anos, quando se tratar de mulher;</text:p>
      <text:p text:style-name="P6">II - cinco anos, quando se tratar de professor que comprove exclusivamente tempo de efetivo exercício das funções de magistério na educação infantil e no ensino fundamental e médio;</text:p>
      <text:p text:style-name="P6">III - dez anos, quando se tratar de professora que comprove exclusivamente tempo de efetivo exercício das funções de magistério na educação infantil e no ensino fundamental e médio."</text:p>
      <text:p text:style-name="P6">"Art. 43. ...........................................................................</text:p>
      <text:p text:style-name="P6">§ 1<text:span text:style-name="T3">o</text:span> ................................................................................"</text:p>
      <text:p text:style-name="P7"><text:a xlink:type="simple" xlink:href="https://www.planalto.gov.br/ccivil_03/leis/L8213cons.htm#art43§1a" text:style-name="Internet_20_link" text:visited-style-name="Visited_20_Internet_20_Link"><text:span text:style-name="T6">"a)</text:span></text:a><text:span text:style-name="T7"> ao segurado empregado, a contar do décimo sexto dia do afastamento da atividade ou a partir da entrada do requerimento, se entre o afastamento e a entrada do requerimento decorrerem mais de trinta dias;" (NR)</text:span></text:p>
      <text:p text:style-name="P6">"b) ao segurado empregado doméstico, trabalhador avulso, contribuinte individual, especial e facultativo, a contar da data do início da incapacidade ou da data da entrada do requerimento, se entre essas datas decorrerem mais de trinta dias." (NR)</text:p>
      <text:p text:style-name="P6">"§ 2<text:span text:style-name="T3">o</text:span> Durante os primeiros quinze dias de afastamento da atividade por motivo de invalidez, caberá à empresa pagar ao segurado empregado o salário." (NR)</text:p>
      <text:p text:style-name="P6">"Art. 48. ............................................................................"</text:p>
      <text:p text:style-name="P7"><text:a xlink:type="simple" xlink:href="https://www.planalto.gov.br/ccivil_03/leis/L8213cons.htm#art48§1." text:style-name="Internet_20_link" text:visited-style-name="Visited_20_Internet_20_Link"><text:span text:style-name="T7">"§ 1</text:span><text:span text:style-name="T8">o</text:span></text:a><text:span text:style-name="T7"> Os limites fixados no </text:span><text:span text:style-name="T9">caput</text:span><text:span text:style-name="T7"> são reduzidos para sessenta e cinqüenta e cinco anos no caso de trabalhadores rurais, respectivamente homens e mulheres, referidos na alínea </text:span><text:span text:style-name="T9">a</text:span><text:span text:style-name="T7"> do inciso I, na alínea </text:span><text:span text:style-name="T9">g</text:span><text:span text:style-name="T7"> do inciso V e nos incisos VI e VII do art. 11." (NR)</text:span></text:p>
      <text:p text:style-name="P6">"....................................................................................."</text:p>
      <text:p text:style-name="P7"><text:a xlink:type="simple" xlink:href="https://www.planalto.gov.br/ccivil_03/leis/L8213cons.htm#art60" text:style-name="Internet_20_link" text:visited-style-name="Visited_20_Internet_20_Link"><text:span text:style-name="T6">"Art. 60.</text:span></text:a><text:span text:style-name="T7"> O auxílio-doença será devido ao segurado empregado a contar do décimo sexto dia do afastamento da atividade, e, no caso dos demais segurados, a contar da data do início da incapacidade e enquanto ele permanecer incapaz." (NR)</text:span></text:p>
      <text:p text:style-name="P6">"....................................................................................."</text:p>
      <text:p text:style-name="P7"><text:a xlink:type="simple" xlink:href="https://www.planalto.gov.br/ccivil_03/leis/L8213cons.htm#art60§3" text:style-name="Internet_20_link" text:visited-style-name="Visited_20_Internet_20_Link"><text:span text:style-name="T7">"§ 3</text:span><text:span text:style-name="T8">o</text:span></text:a><text:span text:style-name="T7"> Durante os primeiros quinze dias consecutivos ao do afastamento da atividade por motivo de doença, incumbirá à empresa pagar ao segurado empregado o seu salário integral." (NR)</text:span></text:p>
      <text:p text:style-name="P6"><text:soft-page-break/>"........................................................................................"</text:p>
      <text:p text:style-name="P7"><text:a xlink:type="simple" xlink:href="https://www.planalto.gov.br/ccivil_03/leis/L8213cons.htm#art67" text:style-name="Internet_20_link" text:visited-style-name="Visited_20_Internet_20_Link"><text:span text:style-name="T6">"Art. 67.</text:span></text:a><text:span text:style-name="T7"> O pagamento do salário-família é condicionado à apresentação da certidão de nascimento do filho ou da documentação relativa ao equiparado ou ao inválido, e à apresentação anual de atestado de vacinação obrigatória e de comprovação de freqüência à escola do filho ou equiparado, nos termos do regulamento." (NR)</text:span></text:p>
      <text:p text:style-name="P7"><text:a xlink:type="simple" xlink:href="https://www.planalto.gov.br/ccivil_03/leis/L8213cons.htm#art71." text:style-name="Internet_20_link" text:visited-style-name="Visited_20_Internet_20_Link"><text:span text:style-name="T6">"Art. 71.</text:span></text:a><text:span text:style-name="T7"> O salário-maternidade é devido à segurada da Previdência Social, durante cento e vinte dias, com início no período entre vinte e oito dias antes do parto e a data de ocorrência deste, observadas as situações e condições previstas na legislação no que concerne à proteção à maternidade, sendo pago diretamente pela Previdência Social." (NR)</text:span></text:p>
      <text:p text:style-name="P7"><text:a xlink:type="simple" xlink:href="https://www.planalto.gov.br/ccivil_03/leis/L8213cons.htm#art72" text:style-name="Internet_20_link" text:visited-style-name="Visited_20_Internet_20_Link"><text:span text:style-name="T6">"Art. 72.</text:span></text:a><text:span text:style-name="T7"> O salário-maternidade para a segurada empregada ou trabalhadora avulsa consistirá numa renda mensal igual a sua remuneração integral." (NR)</text:span></text:p>
      <text:p text:style-name="P7"><text:a xlink:type="simple" xlink:href="https://www.planalto.gov.br/ccivil_03/leis/L8213cons.htm#art73" text:style-name="Internet_20_link" text:visited-style-name="Visited_20_Internet_20_Link"><text:span text:style-name="T6">"Art. 73.</text:span></text:a><text:span text:style-name="T7"> Assegurado o valor de um salário mínimo, o salário-maternidade para as demais seguradas consistirá:" (NR)</text:span></text:p>
      <text:p text:style-name="P6">"I - em um valor correspondente ao do seu último salário-de-contribuição, para a segurada empregada doméstica;</text:p>
      <text:p text:style-name="P6">II - em um doze avos do valor sobre o qual incidiu sua última contribuição anual, para a segurada especial;</text:p>
      <text:p text:style-name="P6">III - em um doze avos da soma dos doze últimos salários-de-contribuição, apurados em um período não superior a quinze meses, para as demais seguradas."</text:p>
      <text:p text:style-name="P11"><text:span text:style-name="T10">        </text:span><text:bookmark text:name="art3"/><text:span text:style-name="T11">Art. 3</text:span><text:span text:style-name="T15">o</text:span><text:span text:style-name="T11"> Para o segurado filiado à Previdência Social até o dia anterior à data de publicação desta Lei, que vier a cumprir as condições exigidas para a concessão dos benefícios do Regime Geral de Previdência Social, no cálculo do salário-de-benefício será considerada a média aritmética simples dos maiores salários-de-contribuição, correspondentes a, no mínimo, oitenta por cento de todo o período contributivo decorrido desde a competência julho de 1994, observado o disposto nos </text:span><text:a xlink:type="simple" xlink:href="https://www.planalto.gov.br/ccivil_03/leis/L8213cons.htm#art29i" text:style-name="Internet_20_link" text:visited-style-name="Visited_20_Internet_20_Link"><text:span text:style-name="T1">incisos I e II do </text:span><text:span text:style-name="T16">caput</text:span><text:span text:style-name="T11"> do art. 29 da Lei n</text:span><text:span text:style-name="T15">o</text:span><text:span text:style-name="T11"> 8.213, de 1991</text:span></text:a><text:span text:style-name="T11">, com a redação dada por esta Lei.    </text:span><text:a xlink:type="simple" xlink:href="https://portal.stf.jus.br/processos/detalhe.asp?incidente=1795150" text:style-name="Internet_20_link" text:visited-style-name="Visited_20_Internet_20_Link"><text:span text:style-name="T6">(Vide ADI 2110)</text:span></text:a><text:span text:style-name="T7">    </text:span><text:a xlink:type="simple" xlink:href="https://portal.stf.jus.br/processos/detalhe.asp?incidente=1795149" text:style-name="Internet_20_link" text:visited-style-name="Visited_20_Internet_20_Link"><text:span text:style-name="T6">(Vide ADI 2111)</text:span></text:a></text:p>
      <text:p text:style-name="P11"><text:span text:style-name="T10">        </text:span><text:span text:style-name="T7">§ 1</text:span><text:span text:style-name="T8">o</text:span><text:span text:style-name="T7"> Quando se tratar de segurado especial, no cálculo do salário-de-benefício serão considerados um treze avos da média aritmética simples dos maiores valores sobre os quais incidiu a sua contribuição anual, correspondentes a, no mínimo, oitenta por cento de todo o período contributivo decorrido desde a competência julho de 1994, observado o disposto nos </text:span><text:a xlink:type="simple" xlink:href="https://www.planalto.gov.br/ccivil_03/leis/L8213cons.htm#art29§6i" text:style-name="Internet_20_link" text:visited-style-name="Visited_20_Internet_20_Link"><text:span text:style-name="T6">incisos I e II do § 6</text:span><text:span text:style-name="T8">o</text:span><text:span text:style-name="T7"> do art. 29 da Lei n</text:span><text:span text:style-name="T8">o</text:span><text:span text:style-name="T7"> 8.213, de 1991</text:span></text:a><text:span text:style-name="T7">, com a redação dada por esta Lei.</text:span></text:p>
      <text:p text:style-name="P10">        <text:bookmark text:name="art3§2"/><text:span text:style-name="T17">§ 2</text:span><text:span text:style-name="T18">o</text:span><text:span text:style-name="T17"> No caso das aposentadorias de que tratam as alíneas </text:span><text:span text:style-name="T19">b</text:span><text:span text:style-name="T17">, </text:span><text:span text:style-name="T19">c</text:span><text:span text:style-name="T17"> e </text:span><text:span text:style-name="T19">d</text:span><text:span text:style-name="T17"> do inciso I do art. 18, o divisor considerado no cálculo da média a que se refere o </text:span><text:span text:style-name="T19">caput</text:span><text:span text:style-name="T17"> e o § 1</text:span><text:span text:style-name="T18">o</text:span><text:span text:style-name="T17"> não poderá ser inferior a sessenta por cento do período decorrido da competência julho de 1994 até a data de início do benefício, limitado a cem por cento de todo o período contributivo.</text:span></text:p>
      <text:p text:style-name="P11"><text:span text:style-name="T10">        </text:span><text:bookmark text:name="art4"/><text:span text:style-name="T7">Art. 4</text:span><text:span text:style-name="T8">o</text:span><text:span text:style-name="T7"> Considera-se salário-de-contribuição, para os segurados contribuinte individual e facultativo filiados ao Regime Geral de Previdência Social até o dia anterior à data de publicação desta Lei, o salário-base, determinado conforme o </text:span><text:a xlink:type="simple" xlink:href="https://www.planalto.gov.br/ccivil_03/leis/L8212cons.htm#art29" text:style-name="Internet_20_link" text:visited-style-name="Visited_20_Internet_20_Link"><text:span text:style-name="T6">art. 29 da Lei n</text:span><text:span text:style-name="T8">o</text:span><text:span text:style-name="T7"> 8.212, de 1991</text:span></text:a><text:span text:style-name="T7">, com a redação vigente naquela data. </text:span><text:a xlink:type="simple" xlink:href="https://www.planalto.gov.br/ccivil_03/leis/2003/L10.666.htm#art9" text:style-name="Internet_20_link" text:visited-style-name="Visited_20_Internet_20_Link"><text:span text:style-name="T6">(Vide Lei 10.666/2003)</text:span></text:a></text:p>
      <text:p text:style-name="P11"><text:span text:style-name="T10">        </text:span><text:span text:style-name="T7">§ 1</text:span><text:span text:style-name="T8">o</text:span><text:span text:style-name="T7"> O número mínimo de meses de permanência em cada classe da escala de salários-base de que trata o </text:span><text:a xlink:type="simple" xlink:href="https://www.planalto.gov.br/ccivil_03/leis/L8212cons.htm#art29" text:style-name="Internet_20_link" text:visited-style-name="Visited_20_Internet_20_Link"><text:span text:style-name="T6">art. 29 da Lei n</text:span><text:span text:style-name="T8">o</text:span><text:span text:style-name="T7"> 8.212, de 1991</text:span></text:a><text:span text:style-name="T7">, com a redação anterior à data de publicação desta Lei, será reduzido, gradativamente, em doze meses a cada ano, até a extinção da referida escala.</text:span></text:p>
      <text:p text:style-name="P10"><text:soft-page-break/>        <text:span text:style-name="T13">§ 2</text:span><text:span text:style-name="T14">o</text:span><text:span text:style-name="T13"> Havendo a extinção de uma determinada classe em face do disposto no § 1</text:span><text:span text:style-name="T14">o</text:span><text:span text:style-name="T13">, a classe subseqüente será considerada como classe inicial, cujo salário-base variará entre o valor correspondente ao da classe extinta e o da nova classe inicial.</text:span></text:p>
      <text:p text:style-name="P11"><text:span text:style-name="T10">        </text:span><text:span text:style-name="T7">§ 3</text:span><text:span text:style-name="T8">o</text:span><text:span text:style-name="T7"> Após a extinção da escala de salários-base de que trata o § 1</text:span><text:span text:style-name="T8">o</text:span><text:span text:style-name="T7">, entender-se-á por salário-de-contribuição, para os segurados contribuinte individual e facultativo, o disposto nos </text:span><text:a xlink:type="simple" xlink:href="https://www.planalto.gov.br/ccivil_03/leis/L8212cons.htm#art28iii" text:style-name="Internet_20_link" text:visited-style-name="Visited_20_Internet_20_Link"><text:span text:style-name="T6">incisos III e IV do art. 28 da Lei n</text:span><text:span text:style-name="T8">o</text:span><text:span text:style-name="T7"> 8.212, de 1991</text:span></text:a><text:span text:style-name="T7">, com a redação dada por esta Lei.</text:span></text:p>
      <text:p text:style-name="P11"><text:span text:style-name="T10">        </text:span><text:bookmark text:name="art5"/><text:span text:style-name="T7">Art. 5</text:span><text:span text:style-name="T8">o</text:span><text:span text:style-name="T7"> Para a obtenção do salário-de-benefício, o fator previdenciário de que trata o </text:span><text:a xlink:type="simple" xlink:href="https://www.planalto.gov.br/ccivil_03/leis/L8213cons.htm#art29" text:style-name="Internet_20_link" text:visited-style-name="Visited_20_Internet_20_Link"><text:span text:style-name="T6">art. 29 da Lei n</text:span><text:span text:style-name="T8">o</text:span><text:span text:style-name="T7"> 8.213, de 1991</text:span></text:a><text:span text:style-name="T7">, com redação desta Lei, será aplicado de forma progressiva, incidindo sobre um sessenta avos da média aritmética de que trata o art. 3</text:span><text:span text:style-name="T8">o</text:span><text:span text:style-name="T7"> desta Lei, por mês que se seguir a sua publicação, cumulativa e sucessivamente, até completar sessenta sessenta avos da referida média.</text:span></text:p>
      <text:p text:style-name="P10">        <text:bookmark text:name="art6"/><text:span text:style-name="T13">Art. 6</text:span><text:span text:style-name="T14">o</text:span><text:span text:style-name="T13"> É garantido ao segurado que até o dia anterior à data de publicação desta Lei tenha cumprido os requisitos para a concessão de benefício o cálculo segundo as regras até então vigentes.</text:span></text:p>
      <text:p text:style-name="P11"><text:span text:style-name="T10">        </text:span><text:bookmark text:name="art7"/><text:span text:style-name="T7">Art. 7</text:span><text:span text:style-name="T8">o</text:span><text:span text:style-name="T7"> É garantido ao segurado com direito a aposentadoria por idade a opção pela não aplicação do fator previdenciário a que se refere o </text:span><text:a xlink:type="simple" xlink:href="https://www.planalto.gov.br/ccivil_03/leis/L8213cons.htm#art29" text:style-name="Internet_20_link" text:visited-style-name="Visited_20_Internet_20_Link"><text:span text:style-name="T6">art. 29 da Lei n</text:span><text:span text:style-name="T8">o</text:span><text:span text:style-name="T7"> 8.213, de 1991</text:span></text:a><text:span text:style-name="T7">, com a redação dada por esta Lei.</text:span></text:p>
      <text:p text:style-name="P11"><text:span text:style-name="T10">        </text:span><text:bookmark text:name="art8"/><text:span text:style-name="T7">Art. 8</text:span><text:span text:style-name="T8">o</text:span><text:span text:style-name="T7"> Esta Lei entra em vigor na data de sua publicação, produzindo efeitos, quanto à majoração de contribuição e ao disposto no </text:span><text:a xlink:type="simple" xlink:href="https://www.planalto.gov.br/ccivil_03/leis/L8212cons.htm#art30§4" text:style-name="Internet_20_link" text:visited-style-name="Visited_20_Internet_20_Link"><text:span text:style-name="T6">§ 4</text:span><text:span text:style-name="T8">o</text:span><text:span text:style-name="T7"> do art. 30 da Lei n</text:span><text:span text:style-name="T8">o</text:span><text:span text:style-name="T7"> 8.212, de 1991</text:span></text:a><text:span text:style-name="T7">, com a redação dada por esta Lei, a partir do dia primeiro do mês seguinte ao nonagésimo dia daquela publicação, sendo mantida, até essa data, a obrigatoriedade dos recolhimentos praticados na forma da legislação anterior.</text:span></text:p>
      <text:p text:style-name="P11"><text:span text:style-name="T10">        </text:span><text:bookmark text:name="art9"/><text:span text:style-name="T11">Art. 9</text:span><text:span text:style-name="T15">o</text:span><text:span text:style-name="T11"> Revogam-se a </text:span><text:a xlink:type="simple" xlink:href="https://www.planalto.gov.br/ccivil_03/leis/LCP/Lcp84.htm" text:style-name="Internet_20_link" text:visited-style-name="Visited_20_Internet_20_Link"><text:span text:style-name="T1">Lei Complementar n</text:span><text:span text:style-name="T15">o</text:span><text:span text:style-name="T11"> 84, de 18 de janeiro de 1996</text:span></text:a><text:span text:style-name="T11">, os </text:span><text:a xlink:type="simple" xlink:href="https://www.planalto.gov.br/ccivil_03/leis/L8212cons.htm#art12iii" text:style-name="Internet_20_link" text:visited-style-name="Visited_20_Internet_20_Link"><text:span text:style-name="T1">incisos III e IV do art. 12</text:span></text:a><text:span text:style-name="T11"> e o </text:span><text:a xlink:type="simple" xlink:href="https://www.planalto.gov.br/ccivil_03/leis/L8212cons.htm#art29" text:style-name="Internet_20_link" text:visited-style-name="Visited_20_Internet_20_Link"><text:span text:style-name="T1">art. 29 da Lei n</text:span><text:span text:style-name="T15">o</text:span><text:span text:style-name="T11"> 8.212, de 24 de julho de 1991</text:span></text:a><text:span text:style-name="T11">, os </text:span><text:a xlink:type="simple" xlink:href="https://www.planalto.gov.br/ccivil_03/leis/L8213cons.htm#art11iii" text:style-name="Internet_20_link" text:visited-style-name="Visited_20_Internet_20_Link"><text:span text:style-name="T1">incisos III e IV do art. 11</text:span></text:a><text:span text:style-name="T11">, o </text:span><text:a xlink:type="simple" xlink:href="https://www.planalto.gov.br/ccivil_03/leis/L8213cons.htm#art29§1" text:style-name="Internet_20_link" text:visited-style-name="Visited_20_Internet_20_Link"><text:span text:style-name="T1">§ 1</text:span><text:span text:style-name="T15">o</text:span><text:span text:style-name="T11"> do art. 29</text:span></text:a><text:span text:style-name="T11"> e o </text:span><text:a xlink:type="simple" xlink:href="https://www.planalto.gov.br/ccivil_03/leis/L8213cons.htm#art113p" text:style-name="Internet_20_link" text:visited-style-name="Visited_20_Internet_20_Link"><text:span text:style-name="T1">parágrafo único do art. 113 da Lei n</text:span><text:span text:style-name="T15">o</text:span><text:span text:style-name="T11"> 8.213, de 24 de julho de 1991</text:span></text:a><text:span text:style-name="T11">.</text:span></text:p>
      <text:p text:style-name="P10">        <text:span text:style-name="T13">Brasília, 26 de novembro de 1999; 178</text:span><text:span text:style-name="T14">o</text:span><text:span text:style-name="T13"> da Independência e 111</text:span><text:span text:style-name="T14">o</text:span><text:span text:style-name="T13"> da República.</text:span></text:p>
      <text:p text:style-name="P12"><text:span text:style-name="T11">FERNANDO HENRIQUE CARDOSO</text:span><text:span text:style-name="T20"><text:line-break/></text:span><text:span text:style-name="Emphasis"><text:span text:style-name="T11">Waldeck Ornelas</text:span></text:span></text:p>
      <text:p text:style-name="P12"><text:span text:style-name="T21">Este texto não substitui o publicado no DOU de 29.11.1999 - Edição extra e </text:span><text:a xlink:type="simple" xlink:href="https://www.planalto.gov.br/ccivil_03/leis/1998-2000/RET/rlei-9876-99.pdf" text:style-name="Internet_20_link" text:visited-style-name="Visited_20_Internet_20_Link"><text:span text:style-name="T6">retificada no DOU de 6.12.1999</text:span></text:a></text:p>
      <text:p text:style-name="P13"><text:bookmark text:name="anexo"/>Anexo</text:p>
      <text:p text:style-name="P14">CÁLCULO DO FATOR PREVIDENCIÁRIO</text:p>
      <text:p text:style-name="P15"><draw:frame draw:style-name="fr1" draw:name="Image1" text:anchor-type="as-char" svg:width="7.567cm" svg:height="1.826cm" draw:z-index="0"><draw:image xlink:href="https://www.planalto.gov.br/ccivil_03/leis/Image1.gif" xlink:type="simple" xlink:show="embed" xlink:actuate="onLoad"/></draw:frame></text:p>
      <text:p text:style-name="P16">Onde:</text:p>
      <text:p text:style-name="P17"><text:span text:style-name="T22">f = </text:span><text:span text:style-name="T5">fator previdenciário;</text:span></text:p>
      <text:p text:style-name="P16">Es = expectativa de sobrevida no momento da aposentadoria;</text:p>
      <text:p text:style-name="P16">Tc = tempo de contribuição até o momento da aposentadoria;</text:p>
      <text:p text:style-name="P16">Id = idade no momento da aposentadoria;</text:p>
      <text:p text:style-name="P18"><text:span text:style-name="T22">a= </text:span><text:span text:style-name="T5">alíquota de contribuição correspondente a 0,31.</text:span></text:p>
      <text:p text:style-name="Text_20_body"><text:soft-page-break/><text:line-break/><draw:frame draw:style-name="fr2" draw:name="Frame1" text:anchor-type="char" svg:width="0.041cm" draw:z-index="1"><draw:text-box fo:min-height="0.041cm"><text:p text:style-name="P19"><text:a xlink:type="simple" xlink:href="https://www2.camara.leg.br/legin/fed/lei/1999/lei-9876-26-novembro-1999-369974-publicacaooriginal-1-pl.html#main-content" text:style-name="Internet_20_link" text:visited-style-name="Visited_20_Internet_20_Link"><text:span text:style-name="T23">Ir ao conteúdo</text:span></text:a></text:p></draw:text-box></draw:frame><draw:frame draw:style-name="fr2" draw:name="Frame2" text:anchor-type="char" svg:width="0.041cm" draw:z-index="2"><draw:text-box fo:min-height="0.041cm"><text:p text:style-name="P19"><text:a xlink:type="simple" xlink:href="https://www2.camara.leg.br/legin/fed/lei/1999/lei-9876-26-novembro-1999-369974-publicacaooriginal-1-pl.html#main-nav" text:style-name="Internet_20_link" text:visited-style-name="Visited_20_Internet_20_Link"><text:span text:style-name="T23">Ir à navegação principal</text:span></text:a></text:p></draw:text-box></draw:frame></text:p>
      <text:list text:style-name="L1">
        <text:list-item>
          <text:p text:style-name="P20"><text:bookmark-start text:name="meu-botao-vlibras"/><draw:frame draw:style-name="fr2" draw:name="Frame4" text:anchor-type="char" svg:width="0.041cm" draw:z-index="4"><draw:text-box fo:min-height="0.041cm"><text:p text:style-name="P19"><draw:frame draw:style-name="fr1" draw:name="Image2" text:anchor-type="as-char" svg:width="0.741cm" svg:height="0.794cm" draw:z-index="5"><draw:image xlink:href="Pictures/100000010000001F00000020D046F586.png" xlink:type="simple" xlink:show="embed" xlink:actuate="onLoad" draw:mime-type="image/png"/><svg:title>Ativar VLibras</svg:title></draw:frame></text:p></draw:text-box></draw:frame><draw:frame draw:style-name="fr2" draw:name="Frame3" text:anchor-type="char" svg:width="0.041cm" draw:z-index="3"><draw:text-box fo:min-height="0.041cm"><text:p text:style-name="P19">Página inicial</text:p></draw:text-box></draw:frame><text:bookmark-end text:name="meu-botao-vlibras"/><text:soft-page-break/> </text:p>
        </text:list-item>
        <text:list-item>
          <text:p text:style-name="P21"><text:a xlink:type="simple" xlink:href="https://www2.camara.leg.br/acessibilidade/recursos-de-acessibilidade" text:style-name="Internet_20_link" text:visited-style-name="Visited_20_Internet_20_Link"><text:span text:style-name="T24">Acessibilidade</text:span></text:a><text:span text:style-name="T25"> </text:span></text:p>
        </text:list-item>
        <text:list-item>
          <text:p text:style-name="P21"><text:a xlink:type="simple" xlink:href="https://www.camara.leg.br/fale-conosco" text:style-name="Internet_20_link" text:visited-style-name="Visited_20_Internet_20_Link"><text:span text:style-name="T24">Fale Conosco</text:span></text:a><text:span text:style-name="T25"> </text:span></text:p>
        </text:list-item>
      </text:list>
      <text:list text:style-name="L2">
        <text:list-item>
          <text:p text:style-name="P22"><draw:frame draw:style-name="fr2" draw:name="Frame5" text:anchor-type="char" svg:width="0.041cm" draw:z-index="6"><draw:text-box fo:min-height="0.041cm"><text:p text:style-name="P19">Congresso</text:p></draw:text-box></draw:frame><text:soft-page-break/> </text:p>
        </text:list-item>
        <text:list-item>
          <text:p text:style-name="P23"><draw:frame draw:style-name="fr2" draw:name="Frame6" text:anchor-type="char" svg:width="0.041cm" draw:z-index="7"><draw:text-box fo:min-height="0.041cm"><text:p text:style-name="P19">Senado</text:p></draw:text-box></draw:frame></text:p>
        </text:list-item>
      </text:list>
      <text:p text:style-name="P24"> </text:p>
      <text:p text:style-name="P25">PT </text:p>
      <text:section text:style-name="Sect1" text:name="home-camara-menu">
        <text:p text:style-name="P26"/>
        <text:section text:style-name="Sect1" text:name="navbarportal">
          <text:list text:style-name="L3">
            <text:list-item>
              <text:p text:style-name="P27"><text:a xlink:type="simple" xlink:href="https://www2.camara.leg.br/legin/fed/lei/1999/lei-9876-26-novembro-1999-369974-publicacaooriginal-1-pl.html#" text:style-name="Internet_20_link" text:visited-style-name="Visited_20_Internet_20_Link"><text:bookmark text:name="main-nav"/><text:bookmark text:name="temas"/><text:span text:style-name="T26">Assuntos</text:span></text:a><text:span text:style-name="T27"> </text:span></text:p>
            </text:list-item>
            <text:list-item>
              <text:p text:style-name="P27"><text:a xlink:type="simple" xlink:href="https://www2.camara.leg.br/legin/fed/lei/1999/lei-9876-26-novembro-1999-369974-publicacaooriginal-1-pl.html#" text:style-name="Internet_20_link" text:visited-style-name="Visited_20_Internet_20_Link"><text:bookmark text:name="institucional"/><text:span text:style-name="T26">Institucional</text:span></text:a><text:span text:style-name="T27"> </text:span></text:p>
            </text:list-item>
            <text:list-item>
              <text:p text:style-name="P27"><text:a xlink:type="simple" xlink:href="https://www2.camara.leg.br/legin/fed/lei/1999/lei-9876-26-novembro-1999-369974-publicacaooriginal-1-pl.html#" text:style-name="Internet_20_link" text:visited-style-name="Visited_20_Internet_20_Link"><text:bookmark text:name="deputados"/><text:span text:style-name="T26">Deputados</text:span></text:a><text:span text:style-name="T27"> </text:span></text:p>
            </text:list-item>
            <text:list-item>
              <text:p text:style-name="P27"><text:a xlink:type="simple" xlink:href="https://www2.camara.leg.br/legin/fed/lei/1999/lei-9876-26-novembro-1999-369974-publicacaooriginal-1-pl.html#" text:style-name="Internet_20_link" text:visited-style-name="Visited_20_Internet_20_Link"><text:bookmark text:name="atvlegislativa"/><text:span text:style-name="T26">Atividade Legislativa</text:span></text:a><text:span text:style-name="T27"> </text:span></text:p>
            </text:list-item>
            <text:list-item>
              <text:p text:style-name="P27"><text:a xlink:type="simple" xlink:href="https://www2.camara.leg.br/legin/fed/lei/1999/lei-9876-26-novembro-1999-369974-publicacaooriginal-1-pl.html#" text:style-name="Internet_20_link" text:visited-style-name="Visited_20_Internet_20_Link"><text:bookmark text:name="comunicacao"/><text:span text:style-name="T26">Comunicação</text:span></text:a><text:span text:style-name="T27"> </text:span></text:p>
            </text:list-item>
            <text:list-item>
              <text:p text:style-name="P27"><text:a xlink:type="simple" xlink:href="https://www2.camara.leg.br/legin/fed/lei/1999/lei-9876-26-novembro-1999-369974-publicacaooriginal-1-pl.html#" text:style-name="Internet_20_link" text:visited-style-name="Visited_20_Internet_20_Link"><text:bookmark text:name="transprestcontas"/><text:span text:style-name="T26">Transparência e prestação de contas</text:span></text:a></text:p>
            </text:list-item>
          </text:list>
        </text:section>
        <text:section text:style-name="Sect1" text:name="buscaportal">
          <text:p text:style-name="P28"><text:bookmark text:name="termo"/><draw:control text:anchor-type="as-char" draw:z-index="16" draw:name="Shape1" draw:style-name="gr1" draw:text-style-name="P29" svg:width="6.139cm" svg:height="0.054cm" draw:control="control1"/></text:p>
        </text:section>
      </text:section>
      <text:section text:style-name="Sect1" text:name="mm-1">
        <text:list text:style-name="L4">
          <text:list-item>
            <text:p text:style-name="P30"><text:a xlink:type="simple" xlink:href="https://www.camara.leg.br/" text:style-name="Internet_20_link" text:visited-style-name="Visited_20_Internet_20_Link"><text:span text:style-name="T28">Início</text:span></text:a></text:p>
          </text:list-item>
          <text:list-item>
            <text:p text:style-name="P30"><text:a xlink:type="simple" xlink:href="http://www2.camara.gov.br/atividade-legislativa" text:style-name="Internet_20_link" text:visited-style-name="Visited_20_Internet_20_Link"><text:span text:style-name="T28">Atividade Legislativa</text:span></text:a></text:p>
          </text:list-item>
          <text:list-item>
            <text:p text:style-name="P30"><text:a xlink:type="simple" xlink:href="http://www2.camara.gov.br/atividade-legislativa/legislacao" text:style-name="Internet_20_link" text:visited-style-name="Visited_20_Internet_20_Link"><text:span text:style-name="T28">Legislação</text:span></text:a></text:p>
          </text:list-item>
          <text:list-item>
            <text:p text:style-name="P31">Esta página</text:p>
          </text:list-item>
        </text:list>
        <text:section text:style-name="Sect1" text:name="menu-secoes-internas">
          <text:p text:style-name="P19"/>
          <text:section text:style-name="Sect1" text:name="portal-mainsection">
            <text:h text:style-name="P32" text:outline-level="1"><text:soft-page-break/>Legislação</text:h>
          </text:section>
        </text:section>
        <text:section text:style-name="Sect1" text:name="marcacao-conteudo-portal">
          <text:p text:style-name="P33"><draw:frame draw:style-name="fr3" draw:name="Frame7" text:anchor-type="paragraph" svg:width="30.163cm" draw:z-index="8"><draw:text-box fo:min-height="0.041cm"><text:section text:style-name="Sect1" text:name="portal-column-content"><text:p text:style-name="P33"/><text:section text:style-name="Sect1" text:name="portal-content-wrapper"><text:p text:style-name="P33"/><text:section text:style-name="Sect1" text:name="content"><text:h text:style-name="P34" text:outline-level="2">Legislação Informatizada - LEI Nº 9.876, DE 26 DE NOVEMBRO DE 1999 - Publicação Original</text:h><text:p text:style-name="P35">Veja também:</text:p><text:list text:style-name="L5"><text:list-item><text:p text:style-name="P36"><text:a xlink:type="simple" xlink:href="https://www2.camara.leg.br/legin/fed/lei/1999/lei-9876-26-novembro-1999-369974-retificacao-14003-pl.html" text:style-name="Internet_20_link" text:visited-style-name="Visited_20_Internet_20_Link"><text:span text:style-name="T29">Retificação</text:span></text:a></text:p></text:list-item><text:list-item><text:p text:style-name="P36"><text:a xlink:type="simple" xlink:href="http://www.camara.gov.br/sileg/Prop_Detalhe.asp?id=38167" text:style-name="Internet_20_link" text:visited-style-name="Visited_20_Internet_20_Link"><text:span text:style-name="T29">Proposição Originária</text:span></text:a></text:p></text:list-item><text:list-item><text:p text:style-name="P36"><text:a xlink:type="simple" xlink:href="https://www2.camara.leg.br/legin/fed/lei/1999/lei-9876-26-novembro-1999-369974-norma-pl.html" text:style-name="Internet_20_link" text:visited-style-name="Visited_20_Internet_20_Link"><text:span text:style-name="T29">Dados da Norma</text:span></text:a></text:p></text:list-item></text:list><text:h text:style-name="P37" text:outline-level="1">LEI Nº 9.876, DE 26 DE NOVEMBRO DE 1999</text:h><text:p text:style-name="P38">Dispõe sobre a contribuição previdenciária do contribuinte individual, o cálculo do benefício, altera dispositivos das Leis nºs 8.212 e 8.213, ambas de 24 de julho de 1991, e dá outras providências.</text:p><text:p text:style-name="P39"><text:span text:style-name="Strong_20_Emphasis"><text:span text:style-name="T30">     </text:span></text:span><text:span text:style-name="Strong_20_Emphasis"><text:span text:style-name="T31">O PRESIDENTE DA REPÚBLICA</text:span></text:span><text:span text:style-name="T32"> <text:line-break/>     Faço saber que o Congresso Nacional decreta e eu sanciono a seguinte Lei:<text:line-break/><text:line-break/>     Art. 1º A Lei nº 8.212, de 24 de julho de 1991, passa a vigorar com as seguintes alterações:</text:span></text:p><text:list text:style-name="L6"><text:list-header><text:p text:style-name="P40">"Art. 12. ..............................................................................................................................<text:line-break/><text:line-break/>I - 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"</text:p></text:list-header></text:list><text:list text:style-name="L7"><text:list-header><text:p text:style-name="P41"><text:span text:style-name="T32">"</text:span><text:span text:style-name="Emphasis"><text:span text:style-name="T32">i) </text:span></text:span><text:span text:style-name="T32">o empregado de organismo oficial internacional ou estrangeiro em funcionamento no Brasil, salvo quando coberto por regime próprio de previdência social;"<text:line-break/>"............................................................................................................................................"</text:span></text:p></text:list-header></text:list><text:list text:style-name="L8"><text:list-header><text:p text:style-name="P42">"V - como contribuinte individual:" (NR)</text:p></text:list-header></text:list><text:list text:style-name="L9"><text:list-header><text:p text:style-name="P43"><text:span text:style-name="T32">"</text:span><text:span text:style-name="Emphasis"><text:span text:style-name="T32">a) </text:span></text:span><text:span text:style-name="T32">a pessoa física, proprietária ou não, que explora atividade agropecuária ou pesqueira, em caráter permanente ou temporário, diretamente ou por intermédio de prepostos e com auxílio de empregados, utilizados a qualquer título, ainda que de forma não contínua;<text:line-break/></text:span><text:span text:style-name="Emphasis"><text:span text:style-name="T32">b) </text:span></text:span><text:span text:style-name="T32">a pessoa física, proprietária ou não, que explora atividade de extração mineral - garimpo, em caráter permanente ou temporário, diretamente ou por intermédio de prepostos, com ou sem o auxílio de empregados, utilizados a qualquer título, ainda que de forma não contínua; "<text:line-break/>"</text:span><text:span text:style-name="Emphasis"><text:span text:style-name="T32">c) </text:span></text:span><text:span text:style-name="T32">o ministro de confissão religiosa e o membro de instituto de vida consagrada, de congregação ou de ordem religiosa, quando mantidos pela entidade a que pertencem, salvo se filiados obrigatoriamente à Previdência Social em razão de outra atividade ou a outro regime previdenciário, militar ou civil, ainda que na condição de inativos; " (NR)<text:line-break/>"</text:span><text:span text:style-name="Emphasis"><text:span text:style-name="T32">d) </text:span></text:span><text:span text:style-name="T32">revogada;"<text:line-break/>"</text:span><text:span text:style-name="Emphasis"><text:span text:style-name="T32">e) </text:span></text:span><text:span text:style-name="T32">o brasileiro civil que trabalha no exterior para organismo oficial internacional do qual o Brasil é membro efetivo, ainda que lá domiciliado e contratado, salvo quando coberto por regime próprio de previdência social;" (NR)<text:line-break/>"</text:span><text:span text:style-name="Emphasis"><text:span text:style-name="T32">f) </text:span></text:span><text:span text:style-name="T32">o titular de firma individual urbana ou rural, o diretor não empregado e o membro de conselho de administração de sociedade anônima, o sócio solidário, o sócio de indústria, o sócio gerente e o sócio cotista que recebam remuneração decorrente de seu trabalho em empresa urbana ou rural, e o associado eleito para cargo de direção em cooperativa, associação ou entidade de qualquer natureza ou finalidade, bem como o síndico ou administrador eleito para exercer atividade de direção condominial, desde que recebam remuneração;<text:line-break/></text:span><text:span text:style-name="Emphasis"><text:span text:style-name="T32">g) </text:span></text:span><text:span text:style-name="T32">quem presta serviço de natureza urbana ou rural, em caráter eventual, a uma ou mais empresas, sem relação de emprego;<text:line-break/></text:span><text:span text:style-name="Emphasis"><text:span text:style-name="T32">h) </text:span></text:span><text:span text:style-name="T32">a pessoa física que exerce, por conta própria, atividade econômica de natureza urbana, com fins lucrativos ou não; "<text:line-break/>"............................................................................................................................................"</text:span></text:p></text:list-header></text:list><text:list text:style-name="L10"><text:list-header><text:p text:style-name="P44"><text:span text:style-name="T32">"§ 6º Aplica-se o disposto na alínea </text:span><text:span text:style-name="Emphasis"><text:span text:style-name="T32">g</text:span></text:span><text:span text:style-name="T32"> do inciso I do </text:span><text:span text:style-name="T33">caput</text:span><text:span text:style-name="T32"> ao ocupante de cargo de Ministro de Estado, de Secretário Estadual, Distrital ou Municipal, sem vínculo efetivo com a União, Estados, Distrito Federal e Municípios, suas autarquias, ainda que em regime especial, e fundações."</text:span></text:p></text:list-header></text:list><text:list text:style-name="L11"><text:list-header><text:p text:style-name="P45">"Art. 13. O servidor civil ocupante de cargo efetivo ou o militar da União, dos Estados, do Distrito Federal ou dos Municípios, bem como o das respectivas autarquias e fundações, são excluídos do Regime Geral de Previdência Social consubstanciado nesta Lei, desde que amparados por regime próprio de previdência social." (NR)</text:p></text:list-header></text:list><text:list text:style-name="L12"><text:list-header><text:p text:style-name="P46">"§ 1º Caso o servidor ou o militar venham a exercer, concomitantemente, uma ou mais atividades abrangidas pelo Regime Geral de Previdência Social, tornar-se-ão segurados obrigatórios em relação a essas atividades." (NR)</text:p></text:list-header></text:list><text:list text:style-name="L13"><text:list-header><text:p text:style-name="P47">"§ 2º Caso o servidor ou o militar, amparados por regime próprio de previdência social, sejam requisitados para outro órgão ou entidade cujo regime previdenciário não permita a filiação nessa condição, permanecerão vinculados ao regime de origem, obedecidas as regras que cada ente estabeleça acerca de sua contribuição."</text:p></text:list-header></text:list><text:list text:style-name="L14"><text:list-header><text:p text:style-name="P48">"Art. 15. .............................................................................................................................."</text:p></text:list-header></text:list><text:list text:style-name="L15"><text:list-header><text:p text:style-name="P49">"<text:span text:style-name="T12">Parágrafo único. </text:span>Equipara-se a empresa, para os efeitos desta Lei, o contribuinte individual em relação a segurado que lhe presta serviço, bem como a cooperativa, a associação ou entidade de qualquer natureza ou finalidade, a missão diplomática e a repartição consular de carreira estrangeiras." (NR)</text:p></text:list-header></text:list><text:list text:style-name="L16"><text:list-header><text:p text:style-name="P50">"CAPÍTULO III<text:line-break/>DA CONTRIBUIÇÃO DO SEGURADO"</text:p><text:p text:style-name="P50">"................................................................................................................................."</text:p><text:p text:style-name="P51"><text:span text:style-name="Strong_20_Emphasis"><text:span text:style-name="T31">"Seção II"<text:line-break/>"Da Contribuição dos Segurados Contribuinte Individual e Facultativo" (NR)</text:span></text:span></text:p></text:list-header></text:list><text:list text:style-name="L17"><text:list-header><text:p text:style-name="P52">"Art. 21. A alíquota de contribuição dos segurados contribuinte individual e facultativo será de vinte por cento sobre o respectivo salário-de-contribuição." (NR)</text:p></text:list-header></text:list><text:list text:style-name="L18"><text:list-header><text:p text:style-name="P53">"I - revogado;"</text:p></text:list-header></text:list><text:list text:style-name="L19"><text:list-header><text:p text:style-name="P54">"II - revogado."<text:line-break/>".............................................................................................................................................."</text:p></text:list-header></text:list><text:list text:style-name="L20"><text:list-header><text:p text:style-name="P55">"Art. 22. ................................................................................................................................."</text:p></text:list-header></text:list><text:list text:style-name="L21"><text:list-header><text:p text:style-name="P56">"I - vinte por cento sobre o total das remunerações pagas, devidas ou creditadas a qualquer título, durante o mês, aos segurados empregados e trabalhadores avulsos que lhe prestem serviços, destinadas a retribuir o trabalho, qualquer que seja a sua forma, inclusive as gorjetas, os ganhos habituais sob a forma de utilidades e os adiantamentos decorrentes de reajuste salarial, quer pelos serviços efetivamente prestados, quer pelo tempo à disposição do empregador ou tomador de serviços, nos termos da lei ou do contrato ou, ainda, de convenção ou acordo coletivo de trabalho ou sentença normativa." (NR)<text:line-break/>"..............................................................................................................................................."</text:p></text:list-header></text:list><text:list text:style-name="L22"><text:list-header><text:p text:style-name="P57">"III - vinte por cento sobre o total das remunerações pagas ou creditadas a qualquer título, no decorrer do mês, aos segurados contribuintes individuais que lhe prestem serviços;<text:line-break/><text:line-break/>IV - quinze por cento sobre o valor bruto da nota fiscal ou fatura de prestação de serviços, relativamente a serviços que lhe são prestados por cooperados por intermédio de cooperativas de trabalho."</text:p></text:list-header></text:list><text:list text:style-name="L23"><text:list-header><text:p text:style-name="P58">"§ 1º No caso de bancos comerciais, bancos de investimentos, bancos de desenvolvimento, caixas econômicas, sociedades de crédito, financiamento e investimento, sociedades de crédito imobiliário, sociedades corretoras, distribuidoras de títulos e valores mobiliários, empresas de arrendamento mercantil, cooperativas de crédito, empresas de seguros privados e de capitalização, agentes autônomos de seguros privados e de crédito e entidades de previdência privada abertas e fechadas, além das contribuições referidas neste artigo e no art. 23, é devida a contribuição adicional de dois vírgula cinco por cento sobre a base de cálculo definida nos incisos I e III deste artigo." (NR)<text:line-break/>"................................................................................................................................................."</text:p></text:list-header></text:list><text:list text:style-name="L24"><text:list-header><text:p text:style-name="P59">"Art. 28. 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"</text:p></text:list-header></text:list><text:list text:style-name="L25"><text:list-header><text:p text:style-name="P60">"III - para o contribuinte individual: a remuneração auferida em uma ou mais empresas ou pelo exercício de sua atividade por conta própria, durante o mês, observado o limite máximo a que se refere o § 5º;" (NR)</text:p></text:list-header></text:list><text:list text:style-name="L26"><text:list-header><text:p text:style-name="P61">"IV - para o segurado facultativo: o valor por ele declarado, observado o limite máximo a que se refere o § 5º."<text:line-break/>".............................................................................................................................................."</text:p></text:list-header></text:list><text:list text:style-name="L27"><text:list-header><text:p text:style-name="P62">"Art. 30. ................................................................................................................................<text:line-break/><text:line-break/>I - 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"</text:p></text:list-header></text:list><text:list text:style-name="L28"><text:list-header><text:p text:style-name="P63"><text:span text:style-name="T32">"</text:span><text:span text:style-name="Emphasis"><text:span text:style-name="T32">b) </text:span></text:span><text:span text:style-name="T32">recolher o produto arrecadado na forma da alínea anterior, a contribuição a que se refere o inciso IV do art. 22, assim como as contribuições a seu cargo incidentes sobre as remunerações pagas, devidas ou creditadas, a qualquer título, aos segurados empregados, trabalhadores avulsos e contribuintes individuais a seu serviço, até o dia dois do mês seguinte ao da competência; " (NR)<text:line-break/>".............................................................................................................................................."</text:span></text:p></text:list-header></text:list><text:list text:style-name="L29"><text:list-header><text:p text:style-name="P64">"II - os segurados contribuinte individual e facultativo estão obrigados a recolher sua contribuição por iniciativa própria, até o dia quinze do mês seguinte ao da competência;" (NR)<text:line-break/>".............................................................................................................................................."</text:p></text:list-header></text:list><text:list text:style-name="L30"><text:list-header><text:p text:style-name="P65">"§ 2º Se não houver expediente bancário nas datas indicadas, o recolhimento deverá ser efetuado no dia útil imediatamente posterior." (NR)<text:line-break/>".............................................................................................................................................."</text:p></text:list-header></text:list><text:list text:style-name="L31"><text:list-header><text:p text:style-name="P66">"§ 4º Na hipótese de o contribuinte individual prestar serviço a uma ou mais empresas, poderá deduzir, da sua contribuição mensal, quarenta e cinco por cento da contribuição da empresa, efetivamente recolhida ou declarada, incidente sobre a remuneração que esta lhe tenha pago ou creditado, limitada a dedução a nove por cento do respectivo salário-de-contribuição.<text:line-break/><text:line-break/>§ 5º Aplica-se o disposto no § 4º ao cooperado que prestar serviço a empresa por intermédio de cooperativa de trabalho."</text:p></text:list-header></text:list><text:list text:style-name="L32"><text:list-header><text:p text:style-name="P67">"Art. 35. Sobre as contribuições sociais em atraso, arrecadadas pelo INSS, incidirá multa de mora, que não poderá ser relevada, nos seguintes termos:" (NR)</text:p></text:list-header></text:list><text:list text:style-name="L33"><text:list-header><text:p text:style-name="P68">I - ....................................................................................................................................... " (NR)</text:p></text:list-header></text:list><text:list text:style-name="L34"><text:list-header><text:p text:style-name="P69"><text:span text:style-name="T32">"</text:span><text:span text:style-name="Emphasis"><text:span text:style-name="T32">a) </text:span></text:span><text:span text:style-name="T32">oito por cento, dentro do mês de vencimento da obrigação;" (NR)<text:line-break/>"</text:span><text:span text:style-name="Emphasis"><text:span text:style-name="T32">b)</text:span></text:span><text:span text:style-name="T32"> quatorze por cento, no mês seguinte; " (NR)<text:line-break/>"</text:span><text:span text:style-name="Emphasis"><text:span text:style-name="T32">c) </text:span></text:span><text:span text:style-name="T32">vinte por cento, a partir do segundo mês seguinte ao do vencimento da obrigação;" (NR)</text:span></text:p></text:list-header></text:list><text:list text:style-name="L35"><text:list-header><text:p text:style-name="P70">"II - ...................................................................................................................................."</text:p></text:list-header></text:list><text:list text:style-name="L36"><text:list-header><text:p text:style-name="P71"><text:span text:style-name="T32">"</text:span><text:span text:style-name="Emphasis"><text:span text:style-name="T32">a) </text:span></text:span><text:span text:style-name="T32">vinte e quatro por cento, em até quinze dias do recebimento da notificação;" (NR)<text:line-break/>"</text:span><text:span text:style-name="Emphasis"><text:span text:style-name="T32">b) </text:span></text:span><text:span text:style-name="T32">trinta por cento, após o décimo quinto dia do recebimento da notificação;" (NR)<text:line-break/>"</text:span><text:span text:style-name="Emphasis"><text:span text:style-name="T32">c) </text:span></text:span><text:span text:style-name="T32">quarenta por cento, após apresentação de recurso desde que antecedido de defesa, sendo ambos tempestivos, até quinze dias da ciência da decisão do Conselho de Recursos da Previdência Social - CRPS;" (NR)<text:line-break/>"</text:span><text:span text:style-name="Emphasis"><text:span text:style-name="T32">d) </text:span></text:span><text:span text:style-name="T32">cinqüenta por cento, após o décimo quinto dia da ciência da decisão do Conselho de Recursos da Previdência Social - CRPS, enquanto não inscrito em Dívida Ativa;" (NR)</text:span></text:p></text:list-header></text:list><text:list text:style-name="L37"><text:list-header><text:p text:style-name="P72">"III - ........................................................................................................................................"</text:p></text:list-header></text:list><text:list text:style-name="L38"><text:list-header><text:p text:style-name="P73"><text:span text:style-name="T32">"</text:span><text:span text:style-name="Emphasis"><text:span text:style-name="T32">a) </text:span></text:span><text:span text:style-name="T32">sessenta por cento, quando não tenha sido objeto de parcelamento;" (NR)<text:line-break/>"</text:span><text:span text:style-name="Emphasis"><text:span text:style-name="T32">b) </text:span></text:span><text:span text:style-name="T32">setenta por cento, se houve parcelamento;" (NR)<text:line-break/>"</text:span><text:span text:style-name="Emphasis"><text:span text:style-name="T32">c) </text:span></text:span><text:span text:style-name="T32">oitenta por cento, após o ajuizamento da execução fiscal, mesmo que o devedor ainda não tenha sido citado, se o crédito não foi objeto de parcelamento;" (NR)<text:line-break/>"</text:span><text:span text:style-name="Emphasis"><text:span text:style-name="T32">d) </text:span></text:span><text:span text:style-name="T32">cem por cento, após o ajuizamento da execução fiscal, mesmo que o devedor ainda não tenha sido citado, se o crédito foi objeto de parcelamento." (NR)<text:line-break/>".............................................................................................................................................."</text:span></text:p></text:list-header></text:list><text:list text:style-name="L39"><text:list-header><text:p text:style-name="P74">"§ 4º Na hipótese de as contribuições terem sido declaradas no documento a que se refere o inciso IV do art. 32, ou quando se tratar de empregador doméstico ou de empresa ou segurado dispensados de apresentar o citado documento, a multa de mora a que se refere o <text:span text:style-name="T12">caput</text:span> e seus incisos será reduzida em cinqüenta por cento."</text:p></text:list-header></text:list><text:list text:style-name="L40"><text:list-header><text:p text:style-name="P75">"Art. 45. .................................................................................................................................."</text:p></text:list-header></text:list><text:list text:style-name="L41"><text:list-header><text:p text:style-name="P76">"§ 1º Para comprovar o exercício de atividade remunerada, com vistas à concessão de benefícios, será exigido do contribuinte individual, a qualquer tempo, o recolhimento das correspondentes contribuições." (NR)<text:line-break/>"................................................................................................................................................"</text:p></text:list-header></text:list><text:list text:style-name="L42"><text:list-header><text:p text:style-name="P77">"§ 4º Sobre os valores apurados na forma dos §§ 2º e 3º incidirão juros moratórios de zero vírgula cinco por cento ao mês, capitalizados anualmente, e multa de dez por cento." (NR)<text:line-break/>"..............................................................................................................................................."</text:p></text:list-header></text:list><text:list text:style-name="L43"><text:list-header><text:p text:style-name="P78">"§ 6º O disposto no § 4º não se aplica aos casos de contribuições em atraso a partir da competência abril de 1995, obedecendo-se, a partir de então, às disposições aplicadas às empresas em geral."</text:p></text:list-header></text:list><text:list text:style-name="L44"><text:list-header><text:p text:style-name="P79">"Art. 85-A. Os tratados, convenções e outros acordos internacionais de que Estado estrangeiro ou organismo internacional e o Brasil sejam partes, e que versem sobre matéria previdenciária, serão interpretados como lei especial."</text:p></text:list-header></text:list><text:p text:style-name="P80">     <text:span text:style-name="T34">Art. 2º A Lei nº 8.213, de 24 de julho de 1991, passa a vigorar com as seguintes alterações:</text:span></text:p><text:list text:style-name="L45"><text:list-header><text:p text:style-name="P81">"Art. 11. ................................................................................................................................<text:line-break/><text:line-break/>I - 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"</text:p></text:list-header></text:list><text:list text:style-name="L46"><text:list-header><text:p text:style-name="P82"><text:span text:style-name="T32">"</text:span><text:span text:style-name="Emphasis"><text:span text:style-name="T32">i) </text:span></text:span><text:span text:style-name="T32">o empregado de organismo oficial internacional ou estrangeiro em funcionamento no Brasil, salvo quando coberto por regime próprio de previdência social;"<text:line-break/>"..............................................................................................................................................."</text:span></text:p></text:list-header></text:list><text:list text:style-name="L47"><text:list-header><text:p text:style-name="P83">"V - como contribuinte individual:" (NR)</text:p></text:list-header></text:list><text:list text:style-name="L48"><text:list-header><text:p text:style-name="P84"><text:span text:style-name="T32">"</text:span><text:span text:style-name="Emphasis"><text:span text:style-name="T32">a) </text:span></text:span><text:span text:style-name="T32">a pessoa física, proprietária ou não, que explora atividade agropecuária ou pesqueira, em caráter permanente ou temporário, diretamente ou por intermédio de prepostos e com auxílio de empregados, utilizados a qualquer título, ainda que de forma não contínua;<text:line-break/></text:span><text:span text:style-name="Emphasis"><text:span text:style-name="T32">b) </text:span></text:span><text:span text:style-name="T32">a pessoa física, proprietária ou não, que explora atividade de extração mineral - garimpo, em caráter permanente ou temporário, diretamente ou por intermédio de prepostos, com ou sem o auxílio de empregados, utilizados a qualquer título, ainda que de forma não contínua; "<text:line-break/>"</text:span><text:span text:style-name="Emphasis"><text:span text:style-name="T32">c) </text:span></text:span><text:span text:style-name="T32">o ministro de confissão religiosa e o membro de instituto de vida consagrada, de congregação ou de ordem religiosa, quando mantidos pela entidade a que pertencem, salvo se filiados obrigatoriamente à Previdência Social em razão de outra atividade ou a outro regime previdenciário, militar ou civil, ainda que na condição de inativos; " (NR)<text:line-break/>"</text:span><text:span text:style-name="Emphasis"><text:span text:style-name="T32">d) </text:span></text:span><text:span text:style-name="T32">revogada;"<text:line-break/>"</text:span><text:span text:style-name="Emphasis"><text:span text:style-name="T32">e) </text:span></text:span><text:span text:style-name="T32">o brasileiro civil que trabalha no exterior para organismo oficial internacional do qual o Brasil é membro efetivo, ainda que lá domiciliado e contratado, salvo quando coberto por regime próprio de previdência social;" (NR)<text:line-break/>"</text:span><text:span text:style-name="Emphasis"><text:span text:style-name="T32">f) </text:span></text:span><text:span text:style-name="T32">o titular de firma individual urbana ou rural, o diretor não empregado e o membro de conselho de administração de sociedade anônima, o sócio solidário, o sócio de indústria, o sócio gerente e o sócio cotista que recebam remuneração decorrente de seu trabalho em empresa urbana ou rural, e o associado eleito para cargo de direção em cooperativa, associação ou entidade de qualquer natureza ou finalidade, bem como o síndico ou administrador eleito para exercer atividade de direção condominial, desde que recebam remuneração;<text:line-break/></text:span><text:span text:style-name="Emphasis"><text:span text:style-name="T32">g) </text:span></text:span><text:span text:style-name="T32">quem presta serviço de natureza urbana ou rural, em caráter eventual, a uma ou mais empresas, sem relação de emprego;<text:line-break/></text:span><text:span text:style-name="Emphasis"><text:span text:style-name="T32">h) </text:span></text:span><text:span text:style-name="T32">a pessoa física que exerce, por conta própria, atividade econômica de natureza urbana, com fins lucrativos ou não; "<text:line-break/>"..................................................................................................................................................."</text:span></text:p></text:list-header></text:list><text:list text:style-name="L49"><text:list-header><text:p text:style-name="P85"><text:span text:style-name="T32">"§ 5º Aplica-se o disposto na alínea </text:span><text:span text:style-name="Emphasis"><text:span text:style-name="T32">g</text:span></text:span><text:span text:style-name="T32"> do inciso I do </text:span><text:span text:style-name="T33">caput</text:span><text:span text:style-name="T32"> ao ocupante de cargo de Ministro de Estado, de Secretário Estadual, Distrital ou Municipal, sem vínculo efetivo com a União, Estados, Distrito Federal e Municípios, suas autarquias, ainda que em regime especial, e fundações."</text:span></text:p></text:list-header></text:list><text:list text:style-name="L50"><text:list-header><text:p text:style-name="P86">"Art. 12. O servidor civil ocupante de cargo efetivo ou o militar da União, dos Estados, do Distrito Federal ou dos Municípios, bem como o das respectivas autarquias e fundações, são excluídos do Regime Geral de Previdência Social consubstanciado nesta Lei, desde que amparados por regime próprio de previdência social." (NR)</text:p></text:list-header></text:list><text:list text:style-name="L51"><text:list-header><text:p text:style-name="P87">§ 1º Caso o servidor ou o militar venham a exercer, concomitantemente, uma ou mais atividades abrangidas pelo Regime Geral de Previdência Social, tornar-se-ão segurados obrigatórios em relação a essas atividades. " (NR)<text:line-break/><text:line-break/>"§ 2º Caso o servidor ou o militar, amparados por regime próprio de previdência social, sejam requisitados para outro órgão ou entidade cujo regime previdenciário não permita a filiação, nessa condição, permanecerão vinculados ao regime de origem, obedecidas as regras que cada ente estabeleça acerca de sua contribuição."</text:p></text:list-header></text:list><text:list text:style-name="L52"><text:list-header><text:p text:style-name="P88">"Art. 14. ..................................................................................................................................."</text:p></text:list-header></text:list><text:list text:style-name="L53"><text:list-header><text:p text:style-name="P89">"<text:span text:style-name="T12">Parágrafo único. </text:span>Equipara-se a empresa, para os efeitos desta Lei, o contribuinte individual em relação a segurado que lhe presta serviço, bem como a cooperativa, a associação ou entidade de qualquer natureza ou finalidade, a missão diplomática e a repartição consular de carreira estrangeiras." (NR)</text:p></text:list-header></text:list><text:list text:style-name="L54"><text:list-header><text:p text:style-name="P90">"Art. 25. 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"</text:p></text:list-header></text:list><text:list text:style-name="L55"><text:list-header><text:p text:style-name="P91">"III - salário-maternidade para as seguradas de que tratam os incisos V e VII do art. 11 e o art. 13: dez contribuições mensais, respeitado o disposto no parágrafo único do art. 39 desta Lei.<text:line-break/><text:line-break/><text:span text:style-name="T12">Parágrafo único. </text:span>Em caso de parto antecipado, o período de carência a que se refere o inciso III será reduzido em número de contribuições equivalente ao número de meses em que o parto foi antecipado."</text:p></text:list-header></text:list><text:list text:style-name="L56"><text:list-header><text:p text:style-name="P92">"Art. 26. ................................................................................................................................"</text:p></text:list-header></text:list><text:list text:style-name="L57"><text:list-header><text:p text:style-name="P93">"I - pensão por morte, auxílio-reclusão, salário-família e auxílio-acidente;" (NR)<text:line-break/>"..............................................................................................................................................."</text:p></text:list-header></text:list><text:list text:style-name="L58"><text:list-header><text:p text:style-name="P94">"VI - salário-maternidade para as seguradas empregada, trabalhadora avulsa e empregada doméstica."</text:p></text:list-header></text:list><text:list text:style-name="L59"><text:list-header><text:p text:style-name="P95">"Art. 27. 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"</text:p></text:list-header></text:list><text:list text:style-name="L60"><text:list-header><text:p text:style-name="P96">"II - realizadas a contar da data do efetivo pagamento da primeira contribuição sem atraso, não sendo consideradas para este fim as contribuições recolhidas com atraso referentes a competências anteriores, no caso dos segurados empregado doméstico, contribuinte individual, especial e facultativo, referidos, respectivamente, nos incisos II, V e VII do art. 11 e no art. 13." (NR)</text:p></text:list-header></text:list><text:list text:style-name="L61"><text:list-header><text:p text:style-name="P97">"Art. 29. O salário-de-benefício consiste:" (NR)</text:p></text:list-header></text:list><text:list text:style-name="L62"><text:list-header><text:p text:style-name="P98"><text:span text:style-name="T32">"I - para os benefícios de que tratam as alíneas </text:span><text:span text:style-name="Emphasis"><text:span text:style-name="T32">b</text:span></text:span><text:span text:style-name="T32"> e </text:span><text:span text:style-name="Emphasis"><text:span text:style-name="T32">c</text:span></text:span><text:span text:style-name="T32"> do inciso I do art. 18, na média aritmética simples dos maiores salários-de-contribuição correspondentes a oitenta por cento de todo o período contributivo, multiplicada pelo fator previdenciário;<text:line-break/><text:line-break/>II - para os benefícios de que tratam as alíneas </text:span><text:span text:style-name="Emphasis"><text:span text:style-name="T32">a</text:span></text:span><text:span text:style-name="T32">, </text:span><text:span text:style-name="Emphasis"><text:span text:style-name="T32">d</text:span></text:span><text:span text:style-name="T32">, </text:span><text:span text:style-name="Emphasis"><text:span text:style-name="T32">e</text:span></text:span><text:span text:style-name="T32"> e </text:span><text:span text:style-name="Emphasis"><text:span text:style-name="T32">h</text:span></text:span><text:span text:style-name="T32"> do inciso I do art. 18, na média aritmética simples dos maiores salários-de-contribuição correspondentes a oitenta por cento de todo o período contributivo." (NR)<text:line-break/>".................................................................................................................................................."</text:span></text:p></text:list-header></text:list><text:list text:style-name="L63"><text:list-header><text:p text:style-name="P99"><text:span text:style-name="T32">"§ 6º No caso de segurado especial, o salário-de-benefício, que não será inferior ao salário mínimo, consiste:<text:line-break/><text:line-break/>I - para os benefícios de que tratam as alíneas </text:span><text:span text:style-name="Emphasis"><text:span text:style-name="T32">b</text:span></text:span><text:span text:style-name="T32"> e </text:span><text:span text:style-name="Emphasis"><text:span text:style-name="T32">c</text:span></text:span><text:span text:style-name="T32"> do inciso I do art. 18, em um treze avos da média aritmética simples dos maiores valores sobre os quais incidiu a sua contribuição anual, correspondentes a oitenta por cento de todo o período contributivo, multiplicada pelo fator previdenciário;<text:line-break/><text:line-break/>II - para os benefícios de que tratam as alíneas</text:span><text:span text:style-name="Emphasis"><text:span text:style-name="T32"> a</text:span></text:span><text:span text:style-name="T32">, </text:span><text:span text:style-name="Emphasis"><text:span text:style-name="T32">d</text:span></text:span><text:span text:style-name="T32">, </text:span><text:span text:style-name="Emphasis"><text:span text:style-name="T32">e</text:span></text:span><text:span text:style-name="T32"> e h do inciso I do art. 18, em um treze avos da média aritmética simples dos maiores valores sobre os quais incidiu a sua contribuição anual, correspondentes a oitenta por cento de todo o período contributivo.<text:line-break/><text:line-break/>§ 7º O fator previdenciário será calculado considerando-se a idade, a expectativa de sobrevida e o tempo de contribuição do segurado ao se aposentar, segundo a fórmula constante do Anexo desta Lei.<text:line-break/><text:line-break/>§ 8º Para efeito do disposto no § 7º, a expectativa de sobrevida do segurado na idade da aposentadoria será obtida a partir da tábua completa de mortalidade construída pela Fundação Instituto Brasileiro de Geografia e Estatística - IBGE, considerando-se a média nacional única para ambos os sexos.<text:line-break/><text:line-break/>§ 9º Para efeito da aplicação do fator previdenciário, ao tempo de contribuição do segurado serão adicionados:<text:line-break/><text:line-break/>I - cinco anos, quando se tratar de mulher;<text:line-break/><text:line-break/>II - cinco anos, quando se tratar de professor que comprove exclusivamente tempo de efetivo exercício das funções de magistério na educação infantil e no ensino fundamental e médio;<text:line-break/><text:line-break/>III - dez anos, quando se tratar de professora que comprove exclusivamente tempo de efetivo exercício das funções de magistério na educação infantil e no ensino fundamental e médio."</text:span></text:p></text:list-header></text:list><text:list text:style-name="L64"><text:list-header><text:p text:style-name="P100">"Art. 43. ...........................................................................................................................<text:line-break/><text:line-break/>§ 1º ...................................................................................................................................."</text:p></text:list-header></text:list><text:list text:style-name="L65"><text:list-header><text:p text:style-name="P101"><text:span text:style-name="T32">"</text:span><text:span text:style-name="Emphasis"><text:span text:style-name="T32">a) </text:span></text:span><text:span text:style-name="T32">ao segurado empregado, a contar do décimo sexto dia do afastamento da atividade ou a partir da entrada do requerimento, se entre o afastamento e a entrada do requerimento decorrerem mais de trinta dias;" (NR)<text:line-break/>"</text:span><text:span text:style-name="Emphasis"><text:span text:style-name="T32">b) </text:span></text:span><text:span text:style-name="T32">ao segurado empregado doméstico, trabalhador avulso, contribuinte individual, especial e facultativo, a contar da data do início da incapacidade ou da data da entrada do requerimento, se entre essas datas decorrerem mais de trinta dias." (NR)</text:span></text:p></text:list-header></text:list><text:list text:style-name="L66"><text:list-header><text:p text:style-name="P102">"§ 2º Durante os primeiros quinze dias de afastamento da atividade por motivo de invalidez, caberá à empresa pagar ao segurado empregado o salário." (NR)</text:p></text:list-header></text:list><text:list text:style-name="L67"><text:list-header><text:p text:style-name="P103">"Art. 48. ................................................................................................................................."</text:p></text:list-header></text:list><text:list text:style-name="L68"><text:list-header><text:p text:style-name="P104"><text:span text:style-name="T32">"§ 1º Os limites fixados no </text:span><text:span text:style-name="T33">caput</text:span><text:span text:style-name="T32"> são reduzidos para sessenta e cinqüenta e cinco anos no caso de trabalhadores rurais, respectivamente homens e mulheres, referidos na alínea </text:span><text:span text:style-name="Emphasis"><text:span text:style-name="T32">a</text:span></text:span><text:span text:style-name="T32"> do inciso I, na alínea </text:span><text:span text:style-name="Emphasis"><text:span text:style-name="T32">g </text:span></text:span><text:span text:style-name="T32">do inciso V e nos incisos VI e VII do art. 11." (NR)<text:line-break/>"..............................................................................................................................................."</text:span></text:p></text:list-header></text:list><text:list text:style-name="L69"><text:list-header><text:p text:style-name="P105">"Art. 60. O auxílio-doença será devido ao segurado empregado a contar do décimo sexto dia do afastamento da atividade, e, no caso dos demais segurados, a contar da data do início da incapacidade e enquanto ele permanecer incapaz." (NR)<text:line-break/>"........................................................................................................................................"</text:p></text:list-header></text:list><text:list text:style-name="L70"><text:list-header><text:p text:style-name="P106">"§ 3º Durante os primeiros quinze dias consecutivos ao do afastamento da atividade por motivo de doença, incumbirá à empresa pagar ao segurado empregado o seu salário integral." (NR)<text:line-break/>".........................................................................................................................................."</text:p></text:list-header></text:list><text:list text:style-name="L71"><text:list-header><text:p text:style-name="P107">"Art. 67. O pagamento do salário-família é condicionado à apresentação da certidão de nascimento do filho ou da documentação relativa ao equiparado ou ao inválido, e à apresentação anual de atestado de vacinação obrigatória e de comprovação de freqüência à escola do filho ou equiparado, nos termos do regulamento." (NR)</text:p></text:list-header></text:list><text:list text:style-name="L72"><text:list-header><text:p text:style-name="P108">"Art. 71. O salário-maternidade é devido à segurada da Previdência Social, durante cento e vinte dias, com início no período entre vinte e oito dias antes do parto e a data de ocorrência deste, observadas as situações e condições previstas na legislação no que concerne à proteção à maternidade, sendo pago diretamente pela Previdência Social." (NR)</text:p></text:list-header></text:list><text:list text:style-name="L73"><text:list-header><text:p text:style-name="P109">"Art. 72. O salário-maternidade para a segurada empregada ou trabalhadora avulsa consistirá numa renda mensal igual a sua remuneração integral." (NR)</text:p></text:list-header></text:list><text:list text:style-name="L74"><text:list-header><text:p text:style-name="P110">"Art. 73. Assegurado o valor de um salário mínimo, o salário-maternidade para as demais seguradas consistirá:" (NR)</text:p></text:list-header></text:list><text:list text:style-name="L75"><text:list-header><text:p text:style-name="P111">"I - em um valor correspondente ao do seu último salário-de-contribuição, para a segurada empregada doméstica;<text:line-break/><text:line-break/>II - em um doze avos do valor sobre o qual incidiu sua última contribuição anual, para a segurada especial;<text:line-break/><text:line-break/>III - em um doze avos da soma dos doze últimos salários-de-contribuição, apurados em um período não superior a quinze meses, para as demais seguradas."</text:p></text:list-header></text:list><text:p text:style-name="P112"><text:span text:style-name="T30">     </text:span><text:span text:style-name="T32">Art. 3º Para o segurado filiado à Previdência Social até o dia anterior à data de publicação desta Lei, que vier a cumprir as condições exigidas para a concessão dos benefícios do Regime Geral de Previdência Social, no cálculo do salário-de-benefício será considerada a média aritmética simples dos maiores salários-de-contribuição, correspondentes a, no mínimo, oitenta por cento de todo o período contributivo decorrido desde a competência julho de 1994, observado o disposto nos incisos I e II do </text:span><text:span text:style-name="T33">caput</text:span><text:span text:style-name="T32"> do art. 29 da Lei nº 8.213, de 1991, com a redação dada por esta Lei.<text:line-break/><text:line-break/>      § 1º Quando se tratar de segurado especial, no cálculo do salário-de-benefício serão considerados um treze avos da média aritmética simples dos maiores valores sobre os quais incidiu a sua contribuição anual, correspondentes a, no mínimo, oitenta por cento de todo o período contributivo decorrido desde a competência julho de 1994, observado o disposto nos incisos I e II do § 6º do art. 29 da Lei nº 8.213, de 1991, com a redação dada por esta Lei.<text:line-break/><text:line-break/>      § 2º No caso das aposentadorias de que tratam as alíneas </text:span><text:span text:style-name="Emphasis"><text:span text:style-name="T32">b</text:span></text:span><text:span text:style-name="T32">, </text:span><text:span text:style-name="Emphasis"><text:span text:style-name="T32">c </text:span></text:span><text:span text:style-name="T32">e </text:span><text:span text:style-name="Emphasis"><text:span text:style-name="T32">d</text:span></text:span><text:span text:style-name="T32"> do inciso I do art. 18, o divisor considerado no cálculo da média a que se refere o </text:span><text:span text:style-name="T33">caput</text:span><text:span text:style-name="T32"> e o § 1º não poderá ser inferior a sessenta por cento do período decorrido da competência julho de 1994 até a data de início do benefício, limitado a cem por cento de todo o período contributivo.<text:line-break/><text:line-break/>     Art. 4º Considera-se salário-de-contribuição, para os segurados contribuinte individual e facultativo filiados ao Regime Geral de Previdência Social até o dia anterior à data de publicação desta Lei, o salário-base, determinado conforme o art. 29 da Lei nº 8.212, de 1991, com a redação vigente naquela data.<text:line-break/><text:line-break/>      § 1º O número mínimo de meses de permanência em cada classe da escala de salários-base de que trata o art. 29 da Lei nº 8.212, de 1991, com a redação anterior à data de publicação desta Lei, será reduzido, gradativamente, em doze meses a cada ano, até a extinção da referida escala.<text:line-break/><text:line-break/>      § 2º Havendo a extinção de uma determinada classe em face do disposto no § 1º, a classe subseqüente será considerada como classe inicial, cujo salário-base variará entre o valor correspondente ao da classe extinta e o da nova classe inicial.<text:line-break/><text:line-break/>      § 3º Após a extinção da escala de salários-base de que trata o § 1º, entender-se-á por salário-de-contribuição, para os segurados contribuinte individual e facultativo, o disposto nos incisos III e IV do art. 28 da Lei nº 8.212, de 1991, com a redação dada por esta Lei.<text:line-break/><text:line-break/>     Art. 5º Para a obtenção do salário-de-benefício, o fator previdenciário de que trata o art. 29 da Lei nº 8.213, de 1991, com redação desta Lei, será aplicado de forma progressiva, incidindo sobre um sessenta avos da média aritmética de que trata o art. 3º desta Lei, por mês que se seguir a sua publicação, cumulativa e sucessivamente, até completar sessenta sessenta avos da referida média.<text:line-break/><text:line-break/>     Art. 6º É garantido ao segurado que até o dia anterior à data de publicação desta Lei tenha cumprido os requisitos para a concessão de benefício o cálculo segundo as regras até então vigentes.<text:line-break/><text:line-break/>     Art. 7º É garantido ao segurado com direito a aposentadoria por idade a opção pela não aplicação do fator previdenciário a que se refere o art. 29 da Lei nº 8.213, de 1991, com a redação dada por esta Lei.<text:line-break/><text:line-break/>     Art. 8º Esta Lei entra em vigor na data de sua publicação, produzindo efeitos, quanto à majoração de contribuição e ao disposto no § 4º do art. 30 da Lei nº 8.212, de 1991, com a redação dada por esta Lei, a partir do dia primeiro do mês seguinte ao nonagésimo dia daquela publicação, sendo mantida, até essa data, a obrigatoriedade dos recolhimentos praticados na forma da legislação anterior.<text:line-break/><text:line-break/>     Art. 9º Revogam-se a Lei Complementar nº 84, de 18 de janeiro de 1996, os incisos III e IV do art. 12 e o art. 29 da Lei nº 8.212, de 24 de julho de 1991, os incisos III e IV do art. 11, o § 1º do art. 29 e o parágrafo único do art. 113 da Lei nº 8.213, de 24 de julho de 1991.</text:span></text:p><text:p text:style-name="P113">     <text:span text:style-name="T34">Brasília, 26 de novembro de 1999; 178º da Independência e 111º da República.</text:span></text:p><text:p text:style-name="P114">FERNANDO HENRIQUE CARDOSO<text:line-break/>Waldeck Ornélas</text:p><text:p text:style-name="P38"/><text:p text:style-name="P115">Este texto não substitui o original publicado no Diário Oficial da União - Seção 1 - Edição Extra - A de 29/11/1999</text:p><text:p text:style-name="P116"/><text:p text:style-name="P33"><text:span text:style-name="Strong_20_Emphasis"><text:span text:style-name="T35">Publicação:</text:span></text:span></text:p><text:list text:style-name="L76"><text:list-item><text:p text:style-name="P117">Diário Oficial da União - Seção 1 - Edição Extra - A - 29/11/1999, Página 1 (Publicação Original)</text:p></text:list-item><text:list-item><text:p text:style-name="P117">Coleção de Leis do Brasil - 1999, Página 7704 Vol. 11 (Publicação Original)</text:p></text:list-item></text:list></text:section></text:section></text:section></draw:text-box></draw:frame><text:soft-page-break/></text:p>
        </text:section>
        <text:p text:style-name="P118"><text:bookmark text:name="legislaturaRodape"/><text:soft-page-break/><text:span text:style-name="Strong_20_Emphasis"><text:span text:style-name="T36">57ª Legislatura - 3ª Sessão Legislativa Ordinária</text:span></text:span></text:p>
        <text:p text:style-name="P119">Câmara dos Deputados - Palácio do Congresso Nacional - Praça dos Três PoderesBrasília - DF - Brasil - CEP 70160-900<text:span text:style-name="T34">CNPJ:</text:span> 00.530.352/0001-59</text:p>
        <text:list text:style-name="L77">
          <text:list-item>
            <text:p text:style-name="P120"><text:span text:style-name="T37">Disque-Câmara:</text:span><text:span text:style-name="T38"> </text:span><text:a xlink:type="simple" xlink:href="tel:0800-0-619-619" text:style-name="Internet_20_link" text:visited-style-name="Visited_20_Internet_20_Link"><text:span text:style-name="T39">0800-0-619-619</text:span></text:a><text:span text:style-name="T38">, das 8h às 20h</text:span></text:p>
          </text:list-item>
          <text:list-item>
            <text:p text:style-name="P120"><text:span text:style-name="T37">Atendimento por WhatsApp:</text:span><text:span text:style-name="T38"> </text:span><text:a xlink:type="simple" xlink:href="https://wa.me//556132160000?text" text:style-name="Internet_20_link" text:visited-style-name="Visited_20_Internet_20_Link"><text:span text:style-name="T39">(61) 3216-0000</text:span></text:a><text:span text:style-name="T38">, das 8h às 19h</text:span></text:p>
          </text:list-item>
          <text:list-item>
            <text:p text:style-name="P121"><text:span text:style-name="T34">Atendimento presencial:</text:span> das 9h às 19h</text:p>
          </text:list-item>
        </text:list>
        <text:list text:style-name="L78">
          <text:list-item>
            <text:p text:style-name="P122"><draw:frame draw:style-name="fr2" draw:name="Frame8" text:anchor-type="char" svg:width="0.041cm" draw:z-index="9"><draw:text-box fo:min-height="0.041cm"><text:p text:style-name="P19">Whatsapp</text:p></draw:text-box></draw:frame> </text:p>
          </text:list-item>
          <text:list-item>
            <text:p text:style-name="P122"><draw:frame draw:style-name="fr2" draw:name="Frame9" text:anchor-type="char" svg:width="0.041cm" draw:z-index="10"><draw:text-box fo:min-height="0.041cm"><text:p text:style-name="P19">Telegram</text:p></draw:text-box></draw:frame> </text:p>
          </text:list-item>
          <text:list-item>
            <text:p text:style-name="P122"><draw:frame draw:style-name="fr2" draw:name="Frame10" text:anchor-type="char" svg:width="0.041cm" draw:z-index="11"><draw:text-box fo:min-height="0.041cm"><text:p text:style-name="P19">Facebook</text:p></draw:text-box></draw:frame> </text:p>
          </text:list-item>
          <text:list-item>
            <text:p text:style-name="P122"><draw:frame draw:style-name="fr2" draw:name="Frame11" text:anchor-type="char" svg:width="0.041cm" draw:z-index="12"><draw:text-box fo:min-height="0.041cm"><text:p text:style-name="P19">X</text:p></draw:text-box></draw:frame> </text:p>
          </text:list-item>
          <text:list-item>
            <text:p text:style-name="P122"><draw:frame draw:style-name="fr2" draw:name="Frame12" text:anchor-type="char" svg:width="0.041cm" draw:z-index="13"><draw:text-box fo:min-height="0.041cm"><text:p text:style-name="P19">Youtube</text:p></draw:text-box></draw:frame> </text:p>
          </text:list-item>
          <text:list-item>
            <text:p text:style-name="P122"><draw:frame draw:style-name="fr2" draw:name="Frame13" text:anchor-type="char" svg:width="0.041cm" draw:z-index="14"><draw:text-box fo:min-height="0.041cm"><text:p text:style-name="P19">Tiktok</text:p></draw:text-box></draw:frame> </text:p>
          </text:list-item>
          <text:list-item>
            <text:p text:style-name="P123"><draw:frame draw:style-name="fr2" draw:name="Frame14" text:anchor-type="char" svg:width="0.041cm" draw:z-index="15"><draw:text-box fo:min-height="0.041cm"><text:p text:style-name="P19">Instagram</text:p></draw:text-box></draw:frame></text:p>
          </text:list-item>
        </text:list>
        <text:list text:style-name="L79">
          <text:list-item>
            <text:p text:style-name="P124"><text:a xlink:type="simple" xlink:href="https://www2.camara.leg.br/sobre-o-portal" text:style-name="Internet_20_link" text:visited-style-name="Visited_20_Internet_20_Link"><text:span text:style-name="T40">Sobre o portal</text:span></text:a><text:span text:style-name="T41"> </text:span></text:p>
          </text:list-item>
          <text:list-item>
            <text:p text:style-name="P124"><text:a xlink:type="simple" xlink:href="https://www2.camara.leg.br/termo-de-uso-e-politica-de-privacidade" text:style-name="Internet_20_link" text:visited-style-name="Visited_20_Internet_20_Link"><text:span text:style-name="T40">Termos de uso</text:span></text:a><text:span text:style-name="T41"> </text:span></text:p>
          </text:list-item>
          <text:list-item>
            <text:p text:style-name="P124"><text:a xlink:type="simple" xlink:href="https://www2.camara.leg.br/aplicativos/" text:style-name="Internet_20_link" text:visited-style-name="Visited_20_Internet_20_Link"><text:span text:style-name="T40">Aplicativos</text:span></text:a><text:span text:style-name="T41"> </text:span></text:p>
          </text:list-item>
          <text:list-item>
            <text:p text:style-name="P124"><text:a xlink:type="simple" xlink:href="https://www.camara.leg.br/extranet" text:style-name="Internet_20_link" text:visited-style-name="Visited_20_Internet_20_Link"><text:span text:style-name="T40">Extranet</text:span></text:a></text:p>
          </text:list-item>
        </text:list>
      </text:section>
      <text:p text:style-name="P125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pt" fo:country="PT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pt" fo:country="PT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Noto Serif" fo:font-family="'Noto Serif'" style:font-family-generic="roman" style:font-pitch="variable" fo:font-size="24pt" fo:font-weight="bold" style:font-name-asian="Noto Sans1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Noto Serif" fo:font-family="'Noto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12:34:14.909795012</meta:creation-date>
    <dc:date>2026-02-27T12:36:04.249978554</dc:date>
    <meta:editing-duration>PT1M56S</meta:editing-duration>
    <meta:editing-cycles>1</meta:editing-cycles>
    <meta:document-statistic meta:table-count="1" meta:image-count="2" meta:object-count="0" meta:page-count="16" meta:paragraph-count="308" meta:word-count="8160" meta:character-count="59297" meta:non-whitespace-character-count="51271"/>
    <meta:generator>LibreOffice/26.2.1.2$Linux_X86_64 LibreOffice_project/620$Build-2</meta:generator>
  </office:meta>
</office:document-meta>
</file>